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T1_4" style:family="text">
      <style:text-properties fo:font-weight="bold" style:font-weight-asian="bold" style:font-weight-complex="bold" style:text-underline-style="solid" style:text-underline-color="font-color"/>
    </style:style>
    <style:style style:name="T1_5" style:family="text">
      <style:text-properties fo:font-weight="bold" style:font-weight-asian="bold" style:font-weight-complex="bold" style:text-underline-style="solid" style:text-underline-color="font-color"/>
    </style:style>
    <style:style style:name="T1_6" style:family="text">
      <style:text-properties fo:font-weight="bold" style:font-weight-asian="bold" style:font-weight-complex="bold" style:text-underline-style="solid" style:text-underline-color="font-color"/>
    </style:style>
    <style:style style:name="T1_7" style:family="text">
      <style:text-properties fo:font-weight="bold" style:font-weight-asian="bold" style:font-weight-complex="bold" style:text-underline-style="solid" style:text-underline-color="font-color"/>
    </style:style>
    <style:style style:name="T1_8" style:family="text">
      <style:text-properties fo:font-weight="bold" style:font-weight-asian="bold" style:font-weight-complex="bold" style:text-underline-style="solid" style:text-underline-color="font-color"/>
    </style:style>
    <style:style style:name="T1_9" style:family="text">
      <style:text-properties fo:font-weight="bold" style:font-weight-asian="bold" style:font-weight-complex="bold" style:text-underline-style="solid" style:text-underline-color="font-color"/>
    </style:style>
    <style:style style:name="T1_10" style:family="text">
      <style:text-properties fo:font-weight="bold" style:font-weight-asian="bold" style:font-weight-complex="bold" style:text-underline-style="solid" style:text-underline-color="font-color"/>
    </style:style>
    <style:style style:name="T1_11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>
      <style:text-properties fo:font-weight="bold" style:font-weight-asian="bold" style:font-weight-complex="bold"/>
    </style:style>
    <style:style style:name="T23_9" style:family="text">
      <style:text-properties fo:font-weight="bold" style:font-weight-asian="bold" style:font-weight-complex="bold"/>
    </style:style>
    <style:style style:name="T23_10" style:family="text">
      <style:text-properties fo:font-weight="bold" style:font-weight-asian="bold" style:font-weight-complex="bold"/>
    </style:style>
    <style:style style:name="T23_11" style:family="text">
      <style:text-properties fo:font-weight="bold" style:font-weight-asian="bold" style:font-weight-complex="bold"/>
    </style:style>
    <style:style style:name="T23_12" style:family="text">
      <style:text-properties fo:font-weight="bold" style:font-weight-asian="bold" style:font-weight-complex="bold"/>
    </style:style>
    <style:style style:name="T23_13" style:family="text">
      <style:text-properties fo:font-weight="bold" style:font-weight-asian="bold" style:font-weight-complex="bold"/>
    </style:style>
    <style:style style:name="T23_14" style:family="text">
      <style:text-properties fo:font-weight="bold" style:font-weight-asian="bold" style:font-weight-complex="bold"/>
    </style:style>
    <style:style style:name="T23_15" style:family="text">
      <style:text-properties fo:font-weight="bold" style:font-weight-asian="bold" style:font-weight-complex="bold"/>
    </style:style>
    <style:style style:name="T23_16" style:family="text">
      <style:text-properties fo:font-weight="bold" style:font-weight-asian="bold" style:font-weight-complex="bold"/>
    </style:style>
    <style:style style:name="T23_17" style:family="text">
      <style:text-properties fo:font-weight="bold" style:font-weight-asian="bold" style:font-weight-complex="bold"/>
    </style:style>
    <style:style style:name="T23_18" style:family="text">
      <style:text-properties fo:font-weight="bold" style:font-weight-asian="bold" style:font-weight-complex="bold"/>
    </style:style>
    <style:style style:name="T23_19" style:family="text">
      <style:text-properties fo:font-weight="bold" style:font-weight-asian="bold" style:font-weight-complex="bold"/>
    </style:style>
    <style:style style:name="T23_20" style:family="text">
      <style:text-properties fo:font-weight="bold" style:font-weight-asian="bold" style:font-weight-complex="bold"/>
    </style:style>
    <style:style style:name="T23_21" style:family="text">
      <style:text-properties fo:font-weight="bold" style:font-weight-asian="bold" style:font-weight-complex="bold"/>
    </style:style>
    <style:style style:name="T23_22" style:family="text">
      <style:text-properties fo:font-weight="bold" style:font-weight-asian="bold" style:font-weight-complex="bold"/>
    </style:style>
    <style:style style:name="T23_23" style:family="text">
      <style:text-properties fo:font-weight="bold" style:font-weight-asian="bold" style:font-weight-complex="bold"/>
    </style:style>
    <style:style style:name="T23_24" style:family="text">
      <style:text-properties fo:font-weight="bold" style:font-weight-asian="bold" style:font-weight-complex="bold"/>
    </style:style>
    <style:style style:name="T23_25" style:family="text">
      <style:text-properties fo:font-weight="bold" style:font-weight-asian="bold" style:font-weight-complex="bold"/>
    </style:style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>
      <style:text-properties fo:font-weight="bold" style:font-weight-asian="bold" style:font-weight-complex="bold"/>
    </style:style>
    <style:style style:name="T27_8" style:family="text">
      <style:text-properties fo:font-weight="bold" style:font-weight-asian="bold" style:font-weight-complex="bold"/>
    </style:style>
    <style:style style:name="T27_9" style:family="text">
      <style:text-properties fo:font-weight="bold" style:font-weight-asian="bold" style:font-weight-complex="bold"/>
    </style:style>
    <style:style style:name="T27_10" style:family="text">
      <style:text-properties fo:font-weight="bold" style:font-weight-asian="bold" style:font-weight-complex="bold"/>
    </style:style>
    <style:style style:name="T27_11" style:family="text">
      <style:text-properties fo:font-weight="bold" style:font-weight-asian="bold" style:font-weight-complex="bold"/>
    </style:style>
    <style:style style:name="T27_12" style:family="text">
      <style:text-properties fo:font-weight="bold" style:font-weight-asian="bold" style:font-weight-complex="bold"/>
    </style:style>
    <style:style style:name="T27_13" style:family="text">
      <style:text-properties fo:font-weight="bold" style:font-weight-asian="bold" style:font-weight-complex="bold"/>
    </style:style>
    <style:style style:name="T27_14" style:family="text">
      <style:text-properties fo:font-weight="bold" style:font-weight-asian="bold" style:font-weight-complex="bold"/>
    </style:style>
    <style:style style:name="T27_15" style:family="text">
      <style:text-properties fo:font-weight="bold" style:font-weight-asian="bold" style:font-weight-complex="bold"/>
    </style:style>
    <style:style style:name="T27_16" style:family="text">
      <style:text-properties fo:font-weight="bold" style:font-weight-asian="bold" style:font-weight-complex="bold"/>
    </style:style>
    <style:style style:name="T27_17" style:family="text">
      <style:text-properties fo:font-weight="bold" style:font-weight-asian="bold" style:font-weight-complex="bold"/>
    </style:style>
    <style:style style:name="T27_18" style:family="text">
      <style:text-properties fo:font-weight="bold" style:font-weight-asian="bold" style:font-weight-complex="bold"/>
    </style:style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>
      <style:text-properties fo:font-weight="bold" style:font-weight-asian="bold" style:font-weight-complex="bold"/>
    </style:style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/>
    <style:style style:name="T34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5" style:family="text"/>
    <style:style style:name="T34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7" style:family="text"/>
    <style:style style:name="T34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9" style:family="text"/>
    <style:style style:name="T34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11" style:family="text"/>
    <style:style style:name="T34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13" style:family="text"/>
    <style:style style:name="T34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15" style:family="text"/>
    <style:style style:name="T34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17" style:family="text"/>
    <style:style style:name="T34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19" style:family="text"/>
    <style:style style:name="T34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21" style:family="text"/>
    <style:style style:name="T34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23" style:family="text"/>
    <style:style style:name="T34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25" style:family="text"/>
    <style:style style:name="T34_2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4_27" style:family="text">
      <style:text-properties fo:font-weight="bold" style:font-weight-asian="bold" style:font-weight-complex="bold"/>
    </style:style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T38_12" style:family="text">
      <style:text-properties fo:font-weight="bold" style:font-weight-asian="bold" style:font-weight-complex="bold"/>
    </style:style>
    <style:style style:name="T38_13" style:family="text">
      <style:text-properties fo:font-weight="bold" style:font-weight-asian="bold" style:font-weight-complex="bold"/>
    </style:style>
    <style:style style:name="T38_14" style:family="text">
      <style:text-properties fo:font-weight="bold" style:font-weight-asian="bold" style:font-weight-complex="bold"/>
    </style:style>
    <style:style style:name="T38_15" style:family="text">
      <style:text-properties fo:font-weight="bold" style:font-weight-asian="bold" style:font-weight-complex="bold"/>
    </style:style>
    <style:style style:name="T38_16" style:family="text">
      <style:text-properties fo:font-weight="bold" style:font-weight-asian="bold" style:font-weight-complex="bold"/>
    </style:style>
    <style:style style:name="T38_17" style:family="text">
      <style:text-properties fo:font-weight="bold" style:font-weight-asian="bold" style:font-weight-complex="bold"/>
    </style:style>
    <style:style style:name="T38_18" style:family="text">
      <style:text-properties fo:font-weight="bold" style:font-weight-asian="bold" style:font-weight-complex="bold"/>
    </style:style>
    <style:style style:name="T38_19" style:family="text">
      <style:text-properties fo:font-weight="bold" style:font-weight-asian="bold" style:font-weight-complex="bold"/>
    </style:style>
    <style:style style:name="T38_20" style:family="text">
      <style:text-properties fo:font-weight="bold" style:font-weight-asian="bold" style:font-weight-complex="bold"/>
    </style:style>
    <style:style style:name="T38_21" style:family="text">
      <style:text-properties fo:font-weight="bold" style:font-weight-asian="bold" style:font-weight-complex="bold"/>
    </style:style>
    <style:style style:name="T38_22" style:family="text">
      <style:text-properties fo:font-weight="bold" style:font-weight-asian="bold" style:font-weight-complex="bold"/>
    </style:style>
    <style:style style:name="T38_23" style:family="text">
      <style:text-properties fo:font-weight="bold" style:font-weight-asian="bold" style:font-weight-complex="bold"/>
    </style:style>
    <style:style style:name="T38_24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T44_8" style:family="text">
      <style:text-properties fo:font-weight="bold" style:font-weight-asian="bold" style:font-weight-complex="bold"/>
    </style:style>
    <style:style style:name="T44_9" style:family="text">
      <style:text-properties fo:font-weight="bold" style:font-weight-asian="bold" style:font-weight-complex="bold"/>
    </style:style>
    <style:style style:name="T44_10" style:family="text">
      <style:text-properties fo:font-weight="bold" style:font-weight-asian="bold" style:font-weight-complex="bold"/>
    </style:style>
    <style:style style:name="T44_11" style:family="text">
      <style:text-properties fo:font-weight="bold" style:font-weight-asian="bold" style:font-weight-complex="bold"/>
    </style:style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>
      <style:text-properties fo:font-style="italic" style:font-style-asian="italic" style:font-style-complex="italic"/>
    </style:style>
    <style:style style:name="T45_62" style:family="text">
      <style:text-properties fo:font-style="italic" style:font-style-asian="italic" style:font-style-complex="italic"/>
    </style:style>
    <style:style style:name="T45_63" style:family="text">
      <style:text-properties fo:font-style="italic" style:font-style-asian="italic" style:font-style-complex="italic"/>
    </style:style>
    <style:style style:name="T45_64" style:family="text">
      <style:text-properties fo:font-style="italic" style:font-style-asian="italic" style:font-style-complex="italic"/>
    </style:style>
    <style:style style:name="T45_65" style:family="text">
      <style:text-properties fo:font-style="italic" style:font-style-asian="italic" style:font-style-complex="italic"/>
    </style:style>
    <style:style style:name="T45_66" style:family="text">
      <style:text-properties fo:font-style="italic" style:font-style-asian="italic" style:font-style-complex="italic"/>
    </style:style>
    <style:style style:name="T45_67" style:family="text">
      <style:text-properties fo:font-style="italic" style:font-style-asian="italic" style:font-style-complex="italic"/>
    </style:style>
    <style:style style:name="T45_68" style:family="text">
      <style:text-properties fo:font-style="italic" style:font-style-asian="italic" style:font-style-complex="italic"/>
    </style:style>
    <style:style style:name="T45_69" style:family="text">
      <style:text-properties fo:font-style="italic" style:font-style-asian="italic" style:font-style-complex="italic"/>
    </style:style>
    <style:style style:name="T45_70" style:family="text">
      <style:text-properties fo:font-style="italic" style:font-style-asian="italic" style:font-style-complex="italic"/>
    </style:style>
    <style:style style:name="T45_71" style:family="text">
      <style:text-properties fo:font-style="italic" style:font-style-asian="italic" style:font-style-complex="italic"/>
    </style:style>
    <style:style style:name="T45_72" style:family="text">
      <style:text-properties fo:font-style="italic" style:font-style-asian="italic" style:font-style-complex="italic"/>
    </style:style>
    <style:style style:name="T45_73" style:family="text">
      <style:text-properties fo:font-style="italic" style:font-style-asian="italic" style:font-style-complex="italic"/>
    </style:style>
    <style:style style:name="T45_74" style:family="text">
      <style:text-properties fo:font-style="italic" style:font-style-asian="italic" style:font-style-complex="italic"/>
    </style:style>
    <style:style style:name="T45_75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>
      <style:text-properties fo:font-style="italic" style:font-style-asian="italic" style:font-style-complex="italic"/>
    </style:style>
    <style:style style:name="T46_70" style:family="text">
      <style:text-properties fo:font-style="italic" style:font-style-asian="italic" style:font-style-complex="italic"/>
    </style:style>
    <style:style style:name="T46_71" style:family="text">
      <style:text-properties fo:font-style="italic" style:font-style-asian="italic" style:font-style-complex="italic"/>
    </style:style>
    <style:style style:name="T46_72" style:family="text">
      <style:text-properties fo:font-style="italic" style:font-style-asian="italic" style:font-style-complex="italic"/>
    </style:style>
    <style:style style:name="T46_73" style:family="text">
      <style:text-properties fo:font-style="italic" style:font-style-asian="italic" style:font-style-complex="italic"/>
    </style:style>
    <style:style style:name="T46_74" style:family="text">
      <style:text-properties fo:font-style="italic" style:font-style-asian="italic" style:font-style-complex="italic"/>
    </style:style>
    <style:style style:name="T46_75" style:family="text">
      <style:text-properties fo:font-style="italic" style:font-style-asian="italic" style:font-style-complex="italic"/>
    </style:style>
    <style:style style:name="T46_76" style:family="text">
      <style:text-properties fo:font-style="italic" style:font-style-asian="italic" style:font-style-complex="italic"/>
    </style:style>
    <style:style style:name="T46_77" style:family="text">
      <style:text-properties fo:font-style="italic" style:font-style-asian="italic" style:font-style-complex="italic"/>
    </style:style>
    <style:style style:name="T46_78" style:family="text">
      <style:text-properties fo:font-style="italic" style:font-style-asian="italic" style:font-style-complex="italic"/>
    </style:style>
    <style:style style:name="T46_79" style:family="text">
      <style:text-properties fo:font-style="italic" style:font-style-asian="italic" style:font-style-complex="italic"/>
    </style:style>
    <style:style style:name="T46_80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>
      <style:text-properties fo:font-style="italic" style:font-style-asian="italic" style:font-style-complex="italic"/>
    </style:style>
    <style:style style:name="T47_100" style:family="text">
      <style:text-properties fo:font-style="italic" style:font-style-asian="italic" style:font-style-complex="italic"/>
    </style:style>
    <style:style style:name="T47_101" style:family="text">
      <style:text-properties fo:font-style="italic" style:font-style-asian="italic" style:font-style-complex="italic"/>
    </style:style>
    <style:style style:name="T47_102" style:family="text">
      <style:text-properties fo:font-style="italic" style:font-style-asian="italic" style:font-style-complex="italic"/>
    </style:style>
    <style:style style:name="T47_103" style:family="text">
      <style:text-properties fo:font-style="italic" style:font-style-asian="italic" style:font-style-complex="italic"/>
    </style:style>
    <style:style style:name="T47_104" style:family="text">
      <style:text-properties fo:font-style="italic" style:font-style-asian="italic" style:font-style-complex="italic"/>
    </style:style>
    <style:style style:name="T47_105" style:family="text">
      <style:text-properties fo:font-style="italic" style:font-style-asian="italic" style:font-style-complex="italic"/>
    </style:style>
    <style:style style:name="T47_106" style:family="text">
      <style:text-properties fo:font-style="italic" style:font-style-asian="italic" style:font-style-complex="italic"/>
    </style:style>
    <style:style style:name="T47_107" style:family="text">
      <style:text-properties fo:font-style="italic" style:font-style-asian="italic" style:font-style-complex="italic"/>
    </style:style>
    <style:style style:name="T47_108" style:family="text">
      <style:text-properties fo:font-style="italic" style:font-style-asian="italic" style:font-style-complex="italic"/>
    </style:style>
    <style:style style:name="T47_109" style:family="text">
      <style:text-properties fo:font-style="italic" style:font-style-asian="italic" style:font-style-complex="italic"/>
    </style:style>
    <style:style style:name="T47_110" style:family="text">
      <style:text-properties fo:font-style="italic" style:font-style-asian="italic" style:font-style-complex="italic"/>
    </style:style>
    <style:style style:name="T47_111" style:family="text">
      <style:text-properties fo:font-style="italic" style:font-style-asian="italic" style:font-style-complex="italic"/>
    </style:style>
    <style:style style:name="T47_112" style:family="text">
      <style:text-properties fo:font-style="italic" style:font-style-asian="italic" style:font-style-complex="italic"/>
    </style:style>
    <style:style style:name="T47_113" style:family="text">
      <style:text-properties fo:font-style="italic" style:font-style-asian="italic" style:font-style-complex="italic"/>
    </style:style>
    <style:style style:name="T47_114" style:family="text">
      <style:text-properties fo:font-style="italic" style:font-style-asian="italic" style:font-style-complex="italic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>
      <style:text-properties fo:font-style="italic" style:font-style-asian="italic" style:font-style-complex="italic"/>
    </style:style>
    <style:style style:name="T48_84" style:family="text">
      <style:text-properties fo:font-style="italic" style:font-style-asian="italic" style:font-style-complex="italic"/>
    </style:style>
    <style:style style:name="T48_85" style:family="text">
      <style:text-properties fo:font-style="italic" style:font-style-asian="italic" style:font-style-complex="italic"/>
    </style:style>
    <style:style style:name="T48_86" style:family="text">
      <style:text-properties fo:font-style="italic" style:font-style-asian="italic" style:font-style-complex="italic"/>
    </style:style>
    <style:style style:name="T48_87" style:family="text">
      <style:text-properties fo:font-style="italic" style:font-style-asian="italic" style:font-style-complex="italic"/>
    </style:style>
    <style:style style:name="T48_88" style:family="text">
      <style:text-properties fo:font-style="italic" style:font-style-asian="italic" style:font-style-complex="italic"/>
    </style:style>
    <style:style style:name="T48_89" style:family="text">
      <style:text-properties fo:font-style="italic" style:font-style-asian="italic" style:font-style-complex="italic"/>
    </style:style>
    <style:style style:name="T48_90" style:family="text">
      <style:text-properties fo:font-style="italic" style:font-style-asian="italic" style:font-style-complex="italic"/>
    </style:style>
    <style:style style:name="T48_91" style:family="text">
      <style:text-properties fo:font-style="italic" style:font-style-asian="italic" style:font-style-complex="italic"/>
    </style:style>
    <style:style style:name="T48_92" style:family="text">
      <style:text-properties fo:font-style="italic" style:font-style-asian="italic" style:font-style-complex="italic"/>
    </style:style>
    <style:style style:name="T48_93" style:family="text">
      <style:text-properties fo:font-style="italic" style:font-style-asian="italic" style:font-style-complex="italic"/>
    </style:style>
    <style:style style:name="T48_94" style:family="text">
      <style:text-properties fo:font-style="italic" style:font-style-asian="italic" style:font-style-complex="italic"/>
    </style:style>
    <style:style style:name="T48_95" style:family="text">
      <style:text-properties fo:font-style="italic" style:font-style-asian="italic" style:font-style-complex="italic"/>
    </style:style>
    <style:style style:name="T48_96" style:family="text">
      <style:text-properties fo:font-style="italic" style:font-style-asian="italic" style:font-style-complex="italic"/>
    </style:style>
    <style:style style:name="T48_97" style:family="text">
      <style:text-properties fo:font-style="italic" style:font-style-asian="italic" style:font-style-complex="italic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>
      <style:text-properties fo:font-style="italic" style:font-style-asian="italic" style:font-style-complex="italic"/>
    </style:style>
    <style:style style:name="T49_32" style:family="text">
      <style:text-properties fo:font-style="italic" style:font-style-asian="italic" style:font-style-complex="italic"/>
    </style:style>
    <style:style style:name="T49_33" style:family="text">
      <style:text-properties fo:font-style="italic" style:font-style-asian="italic" style:font-style-complex="italic"/>
    </style:style>
    <style:style style:name="T49_34" style:family="text">
      <style:text-properties fo:font-style="italic" style:font-style-asian="italic" style:font-style-complex="italic"/>
    </style:style>
    <style:style style:name="T49_35" style:family="text">
      <style:text-properties fo:font-style="italic" style:font-style-asian="italic" style:font-style-complex="italic"/>
    </style:style>
    <style:style style:name="T49_36" style:family="text">
      <style:text-properties fo:font-style="italic" style:font-style-asian="italic" style:font-style-complex="italic"/>
    </style:style>
    <style:style style:name="T49_37" style:family="text">
      <style:text-properties fo:font-style="italic" style:font-style-asian="italic" style:font-style-complex="italic"/>
    </style:style>
    <style:style style:name="T49_38" style:family="text">
      <style:text-properties fo:font-style="italic" style:font-style-asian="italic" style:font-style-complex="italic"/>
    </style:style>
    <style:style style:name="T49_39" style:family="text">
      <style:text-properties fo:font-style="italic" style:font-style-asian="italic" style:font-style-complex="italic"/>
    </style:style>
    <style:style style:name="T49_40" style:family="text">
      <style:text-properties fo:font-style="italic" style:font-style-asian="italic" style:font-style-complex="italic"/>
    </style:style>
    <style:style style:name="T49_41" style:family="text"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>
      <style:text-properties fo:font-style="italic" style:font-style-asian="italic" style:font-style-complex="italic"/>
    </style:style>
    <style:style style:name="T50_108" style:family="text">
      <style:text-properties fo:font-style="italic" style:font-style-asian="italic" style:font-style-complex="italic"/>
    </style:style>
    <style:style style:name="T50_109" style:family="text">
      <style:text-properties fo:font-style="italic" style:font-style-asian="italic" style:font-style-complex="italic"/>
    </style:style>
    <style:style style:name="T50_110" style:family="text">
      <style:text-properties fo:font-style="italic" style:font-style-asian="italic" style:font-style-complex="italic"/>
    </style:style>
    <style:style style:name="T50_111" style:family="text">
      <style:text-properties fo:font-style="italic" style:font-style-asian="italic" style:font-style-complex="italic"/>
    </style:style>
    <style:style style:name="T50_112" style:family="text">
      <style:text-properties fo:font-style="italic" style:font-style-asian="italic" style:font-style-complex="italic"/>
    </style:style>
    <style:style style:name="T50_113" style:family="text">
      <style:text-properties fo:font-style="italic" style:font-style-asian="italic" style:font-style-complex="italic"/>
    </style:style>
  </office:automatic-styles>
  <office:body>
    <office:text>
      <text:p text:style-name="P1"><text:span text:style-name="T1_1">Elements</text:span><text:span text:style-name="T1_2"><text:s/></text:span><text:span text:style-name="T1_3">of</text:span><text:span text:style-name="T1_4"><text:s/></text:span><text:span text:style-name="T1_5">Strategy</text:span><text:span text:style-name="T1_6"><text:s/></text:span><text:span text:style-name="T1_7">in</text:span><text:span text:style-name="T1_8"><text:s/></text:span><text:span text:style-name="T1_9">Project</text:span><text:span text:style-name="T1_10"><text:s/></text:span><text:span text:style-name="T1_11">Gunpowder</text:span></text:p>
      <text:p text:style-name="P2"/>
      <text:p text:style-name="P3"><text:span text:style-name="T3_1">Victory</text:span><text:span text:style-name="T3_2"><text:s/></text:span><text:span text:style-name="T3_3">Conditions</text:span></text:p>
      <text:p text:style-name="P4"/>
      <text:list text:style-name="LS1" xml:id="list0">
        <text:list-item>
          <text:p text:style-name="P5"><text:span text:style-name="T5_1">The</text:span><text:span text:style-name="T5_2"><text:s/></text:span><text:span text:style-name="T5_3">standard</text:span><text:span text:style-name="T5_4"><text:s/></text:span><text:span text:style-name="T5_5">victory</text:span><text:span text:style-name="T5_6"><text:s/></text:span><text:span text:style-name="T5_7">conditions</text:span><text:span text:style-name="T5_8"><text:s/></text:span><text:span text:style-name="T5_9">will</text:span><text:span text:style-name="T5_10"><text:s/></text:span><text:span text:style-name="T5_11">consist</text:span><text:span text:style-name="T5_12"><text:s/></text:span><text:span text:style-name="T5_13">of</text:span><text:span text:style-name="T5_14">:</text:span></text:p>
          <text:list>
            <text:list-item>
              <text:p text:style-name="P6"><text:span text:style-name="T6_1">Defeat</text:span><text:span text:style-name="T6_2"><text:s/></text:span><text:span text:style-name="T6_3">All</text:span><text:span text:style-name="T6_4"><text:s/></text:span><text:span text:style-name="T6_5">Opponent</text:span><text:span text:style-name="T6_6">’</text:span><text:span text:style-name="T6_7">s</text:span><text:span text:style-name="T6_8"><text:s/></text:span><text:span text:style-name="T6_9">Heroes</text:span><text:span text:style-name="T6_10">!</text:span></text:p>
            </text:list-item>
            <text:list-item>
              <text:p text:style-name="P7"><text:span text:style-name="T7_1">Defeat</text:span><text:span text:style-name="T7_2"><text:s/></text:span><text:span text:style-name="T7_3">a</text:span><text:span text:style-name="T7_4"><text:s/></text:span><text:span text:style-name="T7_5">Key</text:span><text:span text:style-name="T7_6"><text:s/></text:span><text:span text:style-name="T7_7">Opponent</text:span><text:span text:style-name="T7_8"><text:s/></text:span><text:span text:style-name="T7_9">Hero</text:span><text:span text:style-name="T7_10">!</text:span></text:p>
            </text:list-item>
            <text:list-item>
              <text:p text:style-name="P8"><text:span text:style-name="T8_1">Control</text:span><text:span text:style-name="T8_2"><text:s/></text:span><text:span text:style-name="T8_3">All</text:span><text:span text:style-name="T8_4"><text:s/></text:span><text:span text:style-name="T8_5">The</text:span><text:span text:style-name="T8_6"><text:s/></text:span><text:span text:style-name="T8_7">Keeps</text:span><text:span text:style-name="T8_8">!</text:span></text:p>
            </text:list-item>
          </text:list>
        </text:list-item>
        <text:list-item>
          <text:p text:style-name="P9"><text:span text:style-name="T9_1">Other</text:span><text:span text:style-name="T9_2"><text:s/></text:span><text:span text:style-name="T9_3">victory</text:span><text:span text:style-name="T9_4"><text:s/></text:span><text:span text:style-name="T9_5">conditions</text:span><text:span text:style-name="T9_6"><text:s/></text:span><text:span text:style-name="T9_7">may</text:span><text:span text:style-name="T9_8"><text:s/></text:span><text:span text:style-name="T9_9">include</text:span><text:span text:style-name="T9_10">:</text:span></text:p>
          <text:list>
            <text:list-item>
              <text:p text:style-name="P10"><text:span text:style-name="T10_1">Capture</text:span><text:span text:style-name="T10_2"><text:s/></text:span><text:span text:style-name="T10_3">a</text:span><text:span text:style-name="T10_4"><text:s/></text:span><text:span text:style-name="T10_5">Particular</text:span><text:span text:style-name="T10_6"><text:s/></text:span><text:span text:style-name="T10_7">Keep</text:span><text:span text:style-name="T10_8">!</text:span></text:p>
            </text:list-item>
            <text:list-item>
              <text:p text:style-name="P11"><text:span text:style-name="T11_1">Rescue</text:span><text:span text:style-name="T11_2"><text:s/></text:span><text:span text:style-name="T11_3">Character</text:span><text:span text:style-name="T11_4">(</text:span><text:span text:style-name="T11_5">s</text:span><text:span text:style-name="T11_6">)!</text:span></text:p>
            </text:list-item>
            <text:list-item>
              <text:p text:style-name="P12"><text:span text:style-name="T12_1">Survive</text:span><text:span text:style-name="T12_2"><text:s/></text:span><text:span text:style-name="T12_3">For</text:span><text:span text:style-name="T12_4"><text:s/></text:span><text:span text:style-name="T12_5">Some</text:span><text:span text:style-name="T12_6"><text:s/></text:span><text:span text:style-name="T12_7">Time</text:span><text:span text:style-name="T12_8"><text:s/></text:span><text:span text:style-name="T12_9">Against</text:span><text:span text:style-name="T12_10"><text:s/></text:span><text:span text:style-name="T12_11">a</text:span><text:span text:style-name="T12_12"><text:s/></text:span><text:span text:style-name="T12_13">Powerful</text:span><text:span text:style-name="T12_14"><text:s/></text:span><text:span text:style-name="T12_15">Foe</text:span><text:span text:style-name="T12_16">!</text:span></text:p>
            </text:list-item>
          </text:list>
        </text:list-item>
      </text:list>
      <text:p text:style-name="P13"/>
      <text:p text:style-name="P14"><text:span text:style-name="T14_1">Keeps</text:span></text:p>
      <text:p text:style-name="P15"/>
      <text:list text:style-name="LS2" xml:id="list8">
        <text:list-item>
          <text:p text:style-name="P16"><text:span text:style-name="T16_1">Primary</text:span><text:span text:style-name="T16_2"><text:s/></text:span><text:span text:style-name="T16_3">Tactical</text:span><text:span text:style-name="T16_4"><text:s/></text:span><text:span text:style-name="T16_5">Advantage</text:span><text:span text:style-name="T16_6">.<text:s/></text:span><text:span text:style-name="T16_7">Keeps</text:span><text:span text:style-name="T16_8"><text:s/></text:span><text:span text:style-name="T16_9">are</text:span><text:span text:style-name="T16_10"><text:s/></text:span><text:span text:style-name="T16_11">the</text:span><text:span text:style-name="T16_12"><text:s/></text:span><text:span text:style-name="T16_13">primary</text:span><text:span text:style-name="T16_14"><text:s/></text:span><text:span text:style-name="T16_15">source</text:span><text:span text:style-name="T16_16"><text:s/></text:span><text:span text:style-name="T16_17">of</text:span><text:span text:style-name="T16_18"><text:s/></text:span><text:span text:style-name="T16_19">tactical</text:span><text:span text:style-name="T16_20"><text:s/></text:span><text:span text:style-name="T16_21">advantage</text:span><text:span text:style-name="T16_22"><text:s/></text:span><text:span text:style-name="T16_23">over</text:span><text:span text:style-name="T16_24"><text:s/></text:span><text:span text:style-name="T16_25">one</text:span><text:span text:style-name="T16_26">’</text:span><text:span text:style-name="T16_27">s</text:span><text:span text:style-name="T16_28"><text:s/></text:span><text:span text:style-name="T16_29">opponent</text:span><text:span text:style-name="T16_30">.<text:s/></text:span><text:span text:style-name="T16_31">Capturing</text:span><text:span text:style-name="T16_32"><text:s/></text:span><text:span text:style-name="T16_33">a</text:span><text:span text:style-name="T16_34"><text:s/></text:span><text:span text:style-name="T16_35">keep</text:span><text:span text:style-name="T16_36"><text:s/></text:span><text:span text:style-name="T16_37">is</text:span><text:span text:style-name="T16_38"><text:s/></text:span><text:span text:style-name="T16_39">difficult</text:span><text:span text:style-name="T16_40">,<text:s/></text:span><text:span text:style-name="T16_41">but</text:span><text:span text:style-name="T16_42"><text:s/></text:span><text:span text:style-name="T16_43">leads</text:span><text:span text:style-name="T16_44"><text:s/></text:span><text:span text:style-name="T16_45">to</text:span><text:span text:style-name="T16_46"><text:s/></text:span><text:span text:style-name="T16_47">a</text:span><text:span text:style-name="T16_48"><text:s/></text:span><text:span text:style-name="T16_49">domino</text:span><text:span text:style-name="T16_50"><text:s/></text:span><text:span text:style-name="T16_51">effect</text:span><text:span text:style-name="T16_52"><text:s/></text:span><text:span text:style-name="T16_53">where</text:span><text:span text:style-name="T16_54"><text:s/></text:span><text:span text:style-name="T16_55">each</text:span><text:span text:style-name="T16_56"><text:s/></text:span><text:span text:style-name="T16_57">consecutive</text:span><text:span text:style-name="T16_58"><text:s/></text:span><text:span text:style-name="T16_59">keep</text:span><text:span text:style-name="T16_60"><text:s/></text:span><text:span text:style-name="T16_61">is</text:span><text:span text:style-name="T16_62"><text:s/></text:span><text:span text:style-name="T16_63">easier</text:span><text:span text:style-name="T16_64"><text:s/></text:span><text:span text:style-name="T16_65">to</text:span><text:span text:style-name="T16_66"><text:s/></text:span><text:span text:style-name="T16_67">capture</text:span><text:span text:style-name="T16_68"><text:s/></text:span><text:span text:style-name="T16_69">than</text:span><text:span text:style-name="T16_70"><text:s/></text:span><text:span text:style-name="T16_71">the</text:span><text:span text:style-name="T16_72"><text:s/></text:span><text:span text:style-name="T16_73">last</text:span><text:span text:style-name="T16_74">.</text:span></text:p>
        </text:list-item>
        <text:list-item>
          <text:p text:style-name="P17"><text:span text:style-name="T17_1">Items</text:span><text:span text:style-name="T17_2"><text:s/></text:span><text:span text:style-name="T17_3">and</text:span><text:span text:style-name="T17_4"><text:s/></text:span><text:span text:style-name="T17_5">Troops</text:span><text:span text:style-name="T17_6">.<text:s/></text:span><text:span text:style-name="T17_7">Keeps</text:span><text:span text:style-name="T17_8"><text:s/></text:span><text:span text:style-name="T17_9">provide</text:span><text:span text:style-name="T17_10"><text:s/></text:span><text:span text:style-name="T17_11">their</text:span><text:span text:style-name="T17_12"><text:s/></text:span><text:span text:style-name="T17_13">tactical</text:span><text:span text:style-name="T17_14"><text:s/></text:span><text:span text:style-name="T17_15">advantage</text:span><text:span text:style-name="T17_16"><text:s/></text:span><text:span text:style-name="T17_17">by</text:span><text:span text:style-name="T17_18"><text:s/></text:span><text:span text:style-name="T17_19">providing</text:span><text:span text:style-name="T17_20"><text:s/></text:span><text:span text:style-name="T17_21">items</text:span><text:span text:style-name="T17_22"><text:s/></text:span><text:span text:style-name="T17_23">and</text:span><text:span text:style-name="T17_24"><text:s/></text:span><text:span text:style-name="T17_25">spawning</text:span><text:span text:style-name="T17_26"><text:s/></text:span><text:span text:style-name="T17_27">troops</text:span><text:span text:style-name="T17_28"><text:s/></text:span><text:span text:style-name="T17_29">to</text:span><text:span text:style-name="T17_30"><text:s/></text:span><text:span text:style-name="T17_31">aid</text:span><text:span text:style-name="T17_32"><text:s/></text:span><text:span text:style-name="T17_33">the</text:span><text:span text:style-name="T17_34"><text:s/></text:span><text:span text:style-name="T17_35">battle</text:span><text:span text:style-name="T17_36">.<text:s/></text:span><text:span text:style-name="T17_37">Both</text:span><text:span text:style-name="T17_38"><text:s/></text:span><text:span text:style-name="T17_39">items</text:span><text:span text:style-name="T17_40"><text:s/></text:span><text:span text:style-name="T17_41">and</text:span><text:span text:style-name="T17_42"><text:s/></text:span><text:span text:style-name="T17_43">troops</text:span><text:span text:style-name="T17_44"><text:s/></text:span><text:span text:style-name="T17_45">are</text:span><text:span text:style-name="T17_46"><text:s/></text:span><text:span text:style-name="T17_47">generated</text:span><text:span text:style-name="T17_48"><text:s/></text:span><text:span text:style-name="T17_49">by</text:span><text:span text:style-name="T17_50"><text:s/></text:span><text:span text:style-name="T17_51">the</text:span><text:span text:style-name="T17_52"><text:s/></text:span><text:span text:style-name="T17_53">keep</text:span><text:span text:style-name="T17_54"><text:s/></text:span><text:span text:style-name="T17_55">over</text:span><text:span text:style-name="T17_56"><text:s/></text:span><text:span text:style-name="T17_57">time</text:span><text:span text:style-name="T17_58">.<text:s/></text:span><text:span text:style-name="T17_59">These</text:span><text:span text:style-name="T17_60"><text:s/>‘</text:span><text:span text:style-name="T17_61">income</text:span><text:span text:style-name="T17_62">’<text:s/></text:span><text:span text:style-name="T17_63">sources</text:span><text:span text:style-name="T17_64"><text:s/></text:span><text:span text:style-name="T17_65">are</text:span><text:span text:style-name="T17_66"><text:s/></text:span><text:span text:style-name="T17_67">a</text:span><text:span text:style-name="T17_68"><text:s/></text:span><text:span text:style-name="T17_69">key</text:span><text:span text:style-name="T17_70"><text:s/></text:span><text:span text:style-name="T17_71">element</text:span><text:span text:style-name="T17_72"><text:s/></text:span><text:span text:style-name="T17_73">of</text:span><text:span text:style-name="T17_74"><text:s/></text:span><text:span text:style-name="T17_75">winning</text:span><text:span text:style-name="T17_76"><text:s/></text:span><text:span text:style-name="T17_77">battles</text:span><text:span text:style-name="T17_78">.<text:s/></text:span></text:p>
        </text:list-item>
        <text:list-item>
          <text:p text:style-name="P18"><text:span text:style-name="T18_1">Keeps</text:span><text:span text:style-name="T18_2"><text:s/></text:span><text:span text:style-name="T18_3">are</text:span><text:span text:style-name="T18_4"><text:s/></text:span><text:span text:style-name="T18_5">Unique</text:span><text:span text:style-name="T18_6">.</text:span><text:span text:style-name="T18_7"><text:s/></text:span><text:span text:style-name="T18_8">Every</text:span><text:span text:style-name="T18_9"><text:s/></text:span><text:span text:style-name="T18_10">keep</text:span><text:span text:style-name="T18_11"><text:s/></text:span><text:span text:style-name="T18_12">spawns</text:span><text:span text:style-name="T18_13"><text:s/></text:span><text:span text:style-name="T18_14">items</text:span><text:span text:style-name="T18_15"><text:s/></text:span><text:span text:style-name="T18_16">and</text:span><text:span text:style-name="T18_17"><text:s/></text:span><text:span text:style-name="T18_18">troops</text:span><text:span text:style-name="T18_19"><text:s/></text:span><text:span text:style-name="T18_20">differently</text:span><text:span text:style-name="T18_21">,<text:s/></text:span><text:span text:style-name="T18_22">so</text:span><text:span text:style-name="T18_23"><text:s/></text:span><text:span text:style-name="T18_24">choosing</text:span><text:span text:style-name="T18_25"><text:s/></text:span><text:span text:style-name="T18_26">which</text:span><text:span text:style-name="T18_27"><text:s/></text:span><text:span text:style-name="T18_28">keep</text:span><text:span text:style-name="T18_29"><text:s/></text:span><text:span text:style-name="T18_30">to</text:span><text:span text:style-name="T18_31"><text:s/></text:span><text:span text:style-name="T18_32">target</text:span><text:span text:style-name="T18_33"><text:s/></text:span><text:span text:style-name="T18_34">for</text:span><text:span text:style-name="T18_35"><text:s/></text:span><text:span text:style-name="T18_36">takeover</text:span><text:span text:style-name="T18_37"><text:s/></text:span><text:span text:style-name="T18_38">and</text:span><text:span text:style-name="T18_39"><text:s/></text:span><text:span text:style-name="T18_40">which</text:span><text:span text:style-name="T18_41"><text:s/></text:span><text:span text:style-name="T18_42">to</text:span><text:span text:style-name="T18_43"><text:s/></text:span><text:span text:style-name="T18_44">carefully</text:span><text:span text:style-name="T18_45"><text:s/></text:span><text:span text:style-name="T18_46">defend</text:span><text:span text:style-name="T18_47"><text:s/></text:span><text:span text:style-name="T18_48">are</text:span><text:span text:style-name="T18_49"><text:s/></text:span><text:span text:style-name="T18_50">key</text:span><text:span text:style-name="T18_51"><text:s/></text:span><text:span text:style-name="T18_52">decisions</text:span><text:span text:style-name="T18_53"><text:s/></text:span><text:span text:style-name="T18_54">which</text:span><text:span text:style-name="T18_55"><text:s/></text:span><text:span text:style-name="T18_56">can</text:span><text:span text:style-name="T18_57"><text:s/></text:span><text:span text:style-name="T18_58">change</text:span><text:span text:style-name="T18_59"><text:s/></text:span><text:span text:style-name="T18_60">based</text:span><text:span text:style-name="T18_61"><text:s/></text:span><text:span text:style-name="T18_62">on</text:span><text:span text:style-name="T18_63"><text:s/></text:span><text:span text:style-name="T18_64">what</text:span><text:span text:style-name="T18_65"><text:s/></text:span><text:span text:style-name="T18_66">strategy</text:span><text:span text:style-name="T18_67"><text:s/></text:span><text:span text:style-name="T18_68">the</text:span><text:span text:style-name="T18_69"><text:s/></text:span><text:span text:style-name="T18_70">player</text:span><text:span text:style-name="T18_71"><text:s/></text:span><text:span text:style-name="T18_72">wants</text:span><text:span text:style-name="T18_73"><text:s/></text:span><text:span text:style-name="T18_74">to</text:span><text:span text:style-name="T18_75"><text:s/></text:span><text:span text:style-name="T18_76">implement</text:span><text:span text:style-name="T18_77">.</text:span></text:p>
        </text:list-item>
        <text:list-item>
          <text:p text:style-name="P19"><text:span text:style-name="T19_1">Mortars</text:span><text:span text:style-name="T19_2"><text:s/></text:span><text:span text:style-name="T19_3">and</text:span><text:span text:style-name="T19_4"><text:s/></text:span><text:span text:style-name="T19_5">Sniper</text:span><text:span text:style-name="T19_6"><text:s/></text:span><text:span text:style-name="T19_7">Towers</text:span><text:span text:style-name="T19_8">.</text:span><text:span text:style-name="T19_9"><text:s/></text:span><text:span text:style-name="T19_10">Some</text:span><text:span text:style-name="T19_11"><text:s/></text:span><text:span text:style-name="T19_12">keeps</text:span><text:span text:style-name="T19_13"><text:s/></text:span><text:span text:style-name="T19_14">contain</text:span><text:span text:style-name="T19_15"><text:s/></text:span><text:span text:style-name="T19_16">mortars</text:span><text:span text:style-name="T19_17"><text:s/></text:span><text:span text:style-name="T19_18">or</text:span><text:span text:style-name="T19_19"><text:s/></text:span><text:span text:style-name="T19_20">sniper</text:span><text:span text:style-name="T19_21"><text:s/></text:span><text:span text:style-name="T19_22">towers</text:span><text:span text:style-name="T19_23">.<text:s/></text:span><text:span text:style-name="T19_24">Neither</text:span><text:span text:style-name="T19_25"><text:s/></text:span><text:span text:style-name="T19_26">may</text:span><text:span text:style-name="T19_27"><text:s/></text:span><text:span text:style-name="T19_28">be</text:span><text:span text:style-name="T19_29"><text:s/></text:span><text:span text:style-name="T19_30">moved</text:span><text:span text:style-name="T19_31"><text:s/></text:span><text:span text:style-name="T19_32">from</text:span><text:span text:style-name="T19_33"><text:s/></text:span><text:span text:style-name="T19_34">their</text:span><text:span text:style-name="T19_35"><text:s/></text:span><text:span text:style-name="T19_36">position</text:span><text:span text:style-name="T19_37"><text:s/></text:span><text:span text:style-name="T19_38">in</text:span><text:span text:style-name="T19_39"><text:s/></text:span><text:span text:style-name="T19_40">the</text:span><text:span text:style-name="T19_41"><text:s/></text:span><text:span text:style-name="T19_42">keep</text:span><text:span text:style-name="T19_43">,<text:s/></text:span><text:span text:style-name="T19_44">but</text:span><text:span text:style-name="T19_45"><text:s/></text:span><text:span text:style-name="T19_46">they</text:span><text:span text:style-name="T19_47"><text:s/></text:span><text:span text:style-name="T19_48">can</text:span><text:span text:style-name="T19_49"><text:s/></text:span><text:span text:style-name="T19_50">be</text:span><text:span text:style-name="T19_51"><text:s/></text:span><text:span text:style-name="T19_52">destroyed</text:span><text:span text:style-name="T19_53"><text:s/></text:span><text:span text:style-name="T19_54">to</text:span><text:span text:style-name="T19_55"><text:s/></text:span><text:span text:style-name="T19_56">prevent</text:span><text:span text:style-name="T19_57"><text:s/></text:span><text:span text:style-name="T19_58">an</text:span><text:span text:style-name="T19_59"><text:s/></text:span><text:span text:style-name="T19_60">enemy</text:span><text:span text:style-name="T19_61"><text:s/></text:span><text:span text:style-name="T19_62">using</text:span><text:span text:style-name="T19_63"><text:s/></text:span><text:span text:style-name="T19_64">them</text:span><text:span text:style-name="T19_65"><text:s/></text:span><text:span text:style-name="T19_66">if</text:span><text:span text:style-name="T19_67"><text:s/></text:span><text:span text:style-name="T19_68">the</text:span><text:span text:style-name="T19_69"><text:s/></text:span><text:span text:style-name="T19_70">keep</text:span><text:span text:style-name="T19_71"><text:s/></text:span><text:span text:style-name="T19_72">is</text:span><text:span text:style-name="T19_73"><text:s/></text:span><text:span text:style-name="T19_74">lost</text:span><text:span text:style-name="T19_75">.<text:s/></text:span><text:span text:style-name="T19_76">Both</text:span><text:span text:style-name="T19_77"><text:s/></text:span><text:span text:style-name="T19_78">provide</text:span><text:span text:style-name="T19_79"><text:s/></text:span><text:span text:style-name="T19_80">the</text:span><text:span text:style-name="T19_81"><text:s/></text:span><text:span text:style-name="T19_82">longest</text:span><text:span text:style-name="T19_83">-</text:span><text:span text:style-name="T19_84">ranged</text:span><text:span text:style-name="T19_85"><text:s/></text:span><text:span text:style-name="T19_86">attacks</text:span><text:span text:style-name="T19_87"><text:s/></text:span><text:span text:style-name="T19_88">in</text:span><text:span text:style-name="T19_89"><text:s/></text:span><text:span text:style-name="T19_90">the</text:span><text:span text:style-name="T19_91"><text:s/></text:span><text:span text:style-name="T19_92">game</text:span><text:span text:style-name="T19_93"><text:s/></text:span><text:span text:style-name="T19_94">in</text:span><text:span text:style-name="T19_95"><text:s/></text:span><text:span text:style-name="T19_96">different</text:span><text:span text:style-name="T19_97"><text:s/></text:span><text:span text:style-name="T19_98">ways</text:span><text:span text:style-name="T19_99">.<text:s/></text:span><text:span text:style-name="T19_100">The</text:span><text:span text:style-name="T19_101"><text:s/></text:span><text:span text:style-name="T19_102">sniper</text:span><text:span text:style-name="T19_103"><text:s/></text:span><text:span text:style-name="T19_104">tower</text:span><text:span text:style-name="T19_105"><text:s/></text:span><text:span text:style-name="T19_106">attacks</text:span><text:span text:style-name="T19_107"><text:s/></text:span><text:span text:style-name="T19_108">one</text:span><text:span text:style-name="T19_109"><text:s/></text:span><text:span text:style-name="T19_110">enemy</text:span><text:span text:style-name="T19_111"><text:s/></text:span><text:span text:style-name="T19_112">at</text:span><text:span text:style-name="T19_113"><text:s/></text:span><text:span text:style-name="T19_114">the</text:span><text:span text:style-name="T19_115"><text:s/></text:span><text:span text:style-name="T19_116">time</text:span><text:span text:style-name="T19_117">.<text:s/></text:span><text:span text:style-name="T19_118">The</text:span><text:span text:style-name="T19_119"><text:s/></text:span><text:span text:style-name="T19_120">mortar</text:span><text:span text:style-name="T19_121"><text:s/></text:span><text:span text:style-name="T19_122">is</text:span><text:span text:style-name="T19_123"><text:s/></text:span><text:span text:style-name="T19_124">weaker</text:span><text:span text:style-name="T19_125">,<text:s/></text:span><text:span text:style-name="T19_126">but</text:span><text:span text:style-name="T19_127"><text:s/></text:span><text:span text:style-name="T19_128">splashes</text:span><text:span text:style-name="T19_129"><text:s/></text:span><text:span text:style-name="T19_130">to</text:span><text:span text:style-name="T19_131"><text:s/></text:span><text:span text:style-name="T19_132">hit</text:span><text:span text:style-name="T19_133"><text:s/></text:span><text:span text:style-name="T19_134">clustered</text:span><text:span text:style-name="T19_135"><text:s/></text:span><text:span text:style-name="T19_136">enemies</text:span><text:span text:style-name="T19_137">.</text:span></text:p>
        </text:list-item>
      </text:list>
      <text:p text:style-name="P20"/>
      <text:p text:style-name="P21"><text:span text:style-name="T21_1">Items</text:span><text:span text:style-name="T21_2"><text:s/></text:span></text:p>
      <text:p text:style-name="P22"/>
      <text:list text:style-name="LS3" xml:id="list12">
        <text:list-item>
          <text:p text:style-name="P23"><text:span text:style-name="T23_1">Items</text:span><text:span text:style-name="T23_2"><text:s/></text:span><text:span text:style-name="T23_3">generated</text:span><text:span text:style-name="T23_4"><text:s/></text:span><text:span text:style-name="T23_5">by</text:span><text:span text:style-name="T23_6"><text:s/></text:span><text:span text:style-name="T23_7">keeps</text:span><text:span text:style-name="T23_8"><text:s/></text:span><text:span text:style-name="T23_9">allow</text:span><text:span text:style-name="T23_10"><text:s/></text:span><text:span text:style-name="T23_11">certain</text:span><text:span text:style-name="T23_12"><text:s/></text:span><text:span text:style-name="T23_13">heroes</text:span><text:span text:style-name="T23_14"><text:s/></text:span><text:span text:style-name="T23_15">and</text:span><text:span text:style-name="T23_16"><text:s/></text:span><text:span text:style-name="T23_17">troops</text:span><text:span text:style-name="T23_18"><text:s/></text:span><text:span text:style-name="T23_19">to</text:span><text:span text:style-name="T23_20"><text:s/></text:span><text:span text:style-name="T23_21">perform</text:span><text:span text:style-name="T23_22"><text:s/></text:span><text:span text:style-name="T23_23">new</text:span><text:span text:style-name="T23_24"><text:s/></text:span><text:span text:style-name="T23_25">actions</text:span><text:span text:style-name="T23_26">.<text:s/></text:span><text:span text:style-name="T23_27">Each</text:span><text:span text:style-name="T23_28"><text:s/></text:span><text:span text:style-name="T23_29">unit</text:span><text:span text:style-name="T23_30"><text:s/></text:span><text:span text:style-name="T23_31">has</text:span><text:span text:style-name="T23_32"><text:s/></text:span><text:span text:style-name="T23_33">a</text:span><text:span text:style-name="T23_34"><text:s/></text:span><text:span text:style-name="T23_35">basic</text:span><text:span text:style-name="T23_36"><text:s/></text:span><text:span text:style-name="T23_37">attack</text:span><text:span text:style-name="T23_38"><text:s/></text:span><text:span text:style-name="T23_39">which</text:span><text:span text:style-name="T23_40"><text:s/></text:span><text:span text:style-name="T23_41">does</text:span><text:span text:style-name="T23_42"><text:s/></text:span><text:span text:style-name="T23_43">not</text:span><text:span text:style-name="T23_44"><text:s/></text:span><text:span text:style-name="T23_45">consume</text:span><text:span text:style-name="T23_46"><text:s/></text:span><text:span text:style-name="T23_47">any</text:span><text:span text:style-name="T23_48"><text:s/></text:span><text:span text:style-name="T23_49">item</text:span><text:span text:style-name="T23_50">.</text:span></text:p>
        </text:list-item>
        <text:list-item>
          <text:p text:style-name="P24"><text:span text:style-name="T24_1">Each</text:span><text:span text:style-name="T24_2"><text:s/></text:span><text:span text:style-name="T24_3">hero</text:span><text:span text:style-name="T24_4"><text:s/></text:span><text:span text:style-name="T24_5">type</text:span><text:span text:style-name="T24_6"><text:s/></text:span><text:span text:style-name="T24_7">and</text:span><text:span text:style-name="T24_8"><text:s/></text:span><text:span text:style-name="T24_9">each</text:span><text:span text:style-name="T24_10"><text:s/></text:span><text:span text:style-name="T24_11">troop</text:span><text:span text:style-name="T24_12"><text:s/></text:span><text:span text:style-name="T24_13">type</text:span><text:span text:style-name="T24_14"><text:s/></text:span><text:span text:style-name="T24_15">only</text:span><text:span text:style-name="T24_16"><text:s/></text:span><text:span text:style-name="T24_17">know</text:span><text:span text:style-name="T24_18"><text:s/></text:span><text:span text:style-name="T24_19">how</text:span><text:span text:style-name="T24_20"><text:s/></text:span><text:span text:style-name="T24_21">to</text:span><text:span text:style-name="T24_22"><text:s/></text:span><text:span text:style-name="T24_23">use</text:span><text:span text:style-name="T24_24"><text:s/></text:span><text:span text:style-name="T24_25">certain</text:span><text:span text:style-name="T24_26"><text:s/></text:span><text:span text:style-name="T24_27">items</text:span><text:span text:style-name="T24_28">.</text:span></text:p>
        </text:list-item>
        <text:list-item>
          <text:p text:style-name="P25"><text:span text:style-name="T25_1">Changing</text:span><text:span text:style-name="T25_2"><text:s/></text:span><text:span text:style-name="T25_3">where</text:span><text:span text:style-name="T25_4"><text:s/></text:span><text:span text:style-name="T25_5">items</text:span><text:span text:style-name="T25_6"><text:s/></text:span><text:span text:style-name="T25_7">are</text:span><text:span text:style-name="T25_8"><text:s/></text:span><text:span text:style-name="T25_9">generated</text:span><text:span text:style-name="T25_10"><text:s/></text:span><text:span text:style-name="T25_11">can</text:span><text:span text:style-name="T25_12"><text:s/></text:span><text:span text:style-name="T25_13">keep</text:span><text:span text:style-name="T25_14"><text:s/></text:span><text:span text:style-name="T25_15">the</text:span><text:span text:style-name="T25_16"><text:s/></text:span><text:span text:style-name="T25_17">same</text:span><text:span text:style-name="T25_18"><text:s/></text:span><text:span text:style-name="T25_19">stage</text:span><text:span text:style-name="T25_20"><text:s/></text:span><text:span text:style-name="T25_21">interesting</text:span><text:span text:style-name="T25_22">.</text:span></text:p>
        </text:list-item>
        <text:list-item>
          <text:p text:style-name="P26"><text:span text:style-name="T26_1">Introducing</text:span><text:span text:style-name="T26_2"><text:s/></text:span><text:span text:style-name="T26_3">new</text:span><text:span text:style-name="T26_4"><text:s/></text:span><text:span text:style-name="T26_5">item</text:span><text:span text:style-name="T26_6"><text:s/></text:span><text:span text:style-name="T26_7">types</text:span><text:span text:style-name="T26_8"><text:s/></text:span><text:span text:style-name="T26_9">gradually</text:span><text:span text:style-name="T26_10"><text:s/></text:span><text:span text:style-name="T26_11">will</text:span><text:span text:style-name="T26_12"><text:s/></text:span><text:span text:style-name="T26_13">keep</text:span><text:span text:style-name="T26_14"><text:s/></text:span><text:span text:style-name="T26_15">the</text:span><text:span text:style-name="T26_16"><text:s/></text:span><text:span text:style-name="T26_17">story</text:span><text:span text:style-name="T26_18"><text:s/></text:span><text:span text:style-name="T26_19">mode</text:span><text:span text:style-name="T26_20"><text:s/></text:span><text:span text:style-name="T26_21">fresh</text:span><text:span text:style-name="T26_22"><text:s/></text:span><text:span text:style-name="T26_23">during</text:span><text:span text:style-name="T26_24"><text:s/></text:span><text:span text:style-name="T26_25">the</text:span><text:span text:style-name="T26_26"><text:s/></text:span><text:span text:style-name="T26_27">early</text:span><text:span text:style-name="T26_28"><text:s/></text:span><text:span text:style-name="T26_29">levels</text:span><text:span text:style-name="T26_30">.</text:span></text:p>
        </text:list-item>
        <text:list-item>
          <text:p text:style-name="P27"><text:span text:style-name="T27_1">Items</text:span><text:span text:style-name="T27_2"><text:s/></text:span><text:span text:style-name="T27_3">are</text:span><text:span text:style-name="T27_4"><text:s/></text:span><text:span text:style-name="T27_5">stockpiled</text:span><text:span text:style-name="T27_6"><text:s/></text:span><text:span text:style-name="T27_7">in</text:span><text:span text:style-name="T27_8"><text:s/></text:span><text:span text:style-name="T27_9">the</text:span><text:span text:style-name="T27_10"><text:s/></text:span><text:span text:style-name="T27_11">keeps</text:span><text:span text:style-name="T27_12"><text:s/></text:span><text:span text:style-name="T27_13">that</text:span><text:span text:style-name="T27_14"><text:s/></text:span><text:span text:style-name="T27_15">generate</text:span><text:span text:style-name="T27_16"><text:s/></text:span><text:span text:style-name="T27_17">them</text:span><text:span text:style-name="T27_18">,<text:s/></text:span><text:span text:style-name="T27_19">but</text:span><text:span text:style-name="T27_20"><text:s/></text:span><text:span text:style-name="T27_21">can</text:span><text:span text:style-name="T27_22"><text:s/></text:span><text:span text:style-name="T27_23">be</text:span><text:span text:style-name="T27_24"><text:s/></text:span><text:span text:style-name="T27_25">used</text:span><text:span text:style-name="T27_26"><text:s/></text:span><text:span text:style-name="T27_27">from</text:span><text:span text:style-name="T27_28"><text:s/></text:span><text:span text:style-name="T27_29">anywhere</text:span><text:span text:style-name="T27_30">.</text:span><text:span text:style-name="T27_31"><text:s/></text:span><text:span text:style-name="T27_32">If</text:span><text:span text:style-name="T27_33"><text:s/></text:span><text:span text:style-name="T27_34">items</text:span><text:span text:style-name="T27_35"><text:s/></text:span><text:span text:style-name="T27_36">are</text:span><text:span text:style-name="T27_37"><text:s/></text:span><text:span text:style-name="T27_38">left</text:span><text:span text:style-name="T27_39"><text:s/></text:span><text:span text:style-name="T27_40">unused</text:span><text:span text:style-name="T27_41"><text:s/></text:span><text:span text:style-name="T27_42">in</text:span><text:span text:style-name="T27_43"><text:s/></text:span><text:span text:style-name="T27_44">a</text:span><text:span text:style-name="T27_45"><text:s/></text:span><text:span text:style-name="T27_46">keep</text:span><text:span text:style-name="T27_47"><text:s/></text:span><text:span text:style-name="T27_48">and</text:span><text:span text:style-name="T27_49"><text:s/></text:span><text:span text:style-name="T27_50">that</text:span><text:span text:style-name="T27_51"><text:s/></text:span><text:span text:style-name="T27_52">keep</text:span><text:span text:style-name="T27_53"><text:s/></text:span><text:span text:style-name="T27_54">falls</text:span><text:span text:style-name="T27_55">,<text:s/></text:span><text:span text:style-name="T27_56">the</text:span><text:span text:style-name="T27_57"><text:s/></text:span><text:span text:style-name="T27_58">items</text:span><text:span text:style-name="T27_59"><text:s/></text:span><text:span text:style-name="T27_60">are</text:span><text:span text:style-name="T27_61"><text:s/></text:span><text:span text:style-name="T27_62">transferred</text:span><text:span text:style-name="T27_63"><text:s/></text:span><text:span text:style-name="T27_64">to</text:span><text:span text:style-name="T27_65"><text:s/></text:span><text:span text:style-name="T27_66">the</text:span><text:span text:style-name="T27_67"><text:s/></text:span><text:span text:style-name="T27_68">new</text:span><text:span text:style-name="T27_69"><text:s/></text:span><text:span text:style-name="T27_70">owner</text:span><text:span text:style-name="T27_71"><text:s/></text:span><text:span text:style-name="T27_72">of</text:span><text:span text:style-name="T27_73"><text:s/></text:span><text:span text:style-name="T27_74">the</text:span><text:span text:style-name="T27_75"><text:s/></text:span><text:span text:style-name="T27_76">keep</text:span><text:span text:style-name="T27_77">.</text:span></text:p>
        </text:list-item>
        <text:list-item>
          <text:p text:style-name="P28"><text:span text:style-name="T28_1">Grenades</text:span><text:span text:style-name="T28_2">:<text:s/></text:span><text:span text:style-name="T28_3">Grenades</text:span><text:span text:style-name="T28_4"><text:s/></text:span><text:span text:style-name="T28_5">provide</text:span><text:span text:style-name="T28_6"><text:s/></text:span><text:span text:style-name="T28_7">a</text:span><text:span text:style-name="T28_8"><text:s/></text:span><text:span text:style-name="T28_9">powerful</text:span><text:span text:style-name="T28_10"><text:s/></text:span><text:span text:style-name="T28_11">area</text:span><text:span text:style-name="T28_12">-</text:span><text:span text:style-name="T28_13">of</text:span><text:span text:style-name="T28_14">-</text:span><text:span text:style-name="T28_15">effect</text:span><text:span text:style-name="T28_16"><text:s/></text:span><text:span text:style-name="T28_17">attack</text:span><text:span text:style-name="T28_18">.<text:s/></text:span><text:span text:style-name="T28_19">Useful</text:span><text:span text:style-name="T28_20"><text:s/></text:span><text:span text:style-name="T28_21">for</text:span><text:span text:style-name="T28_22"><text:s/></text:span><text:span text:style-name="T28_23">taking</text:span><text:span text:style-name="T28_24"><text:s/></text:span><text:span text:style-name="T28_25">out</text:span><text:span text:style-name="T28_26"><text:s/></text:span><text:span text:style-name="T28_27">clusters</text:span><text:span text:style-name="T28_28"><text:s/></text:span><text:span text:style-name="T28_29">of</text:span><text:span text:style-name="T28_30"><text:s/></text:span><text:span text:style-name="T28_31">weak</text:span><text:span text:style-name="T28_32"><text:s/></text:span><text:span text:style-name="T28_33">enemy</text:span><text:span text:style-name="T28_34"><text:s/></text:span><text:span text:style-name="T28_35">troops</text:span><text:span text:style-name="T28_36">,<text:s/></text:span><text:span text:style-name="T28_37">but</text:span><text:span text:style-name="T28_38"><text:s/></text:span><text:span text:style-name="T28_39">ineffective</text:span><text:span text:style-name="T28_40"><text:s/></text:span><text:span text:style-name="T28_41">against</text:span><text:span text:style-name="T28_42"><text:s/></text:span><text:span text:style-name="T28_43">a</text:span><text:span text:style-name="T28_44"><text:s/></text:span><text:span text:style-name="T28_45">smaller</text:span><text:span text:style-name="T28_46"><text:s/></text:span><text:span text:style-name="T28_47">number</text:span><text:span text:style-name="T28_48"><text:s/></text:span><text:span text:style-name="T28_49">of</text:span><text:span text:style-name="T28_50"><text:s/></text:span><text:span text:style-name="T28_51">heavily</text:span><text:span text:style-name="T28_52"><text:s/></text:span><text:span text:style-name="T28_53">armored</text:span><text:span text:style-name="T28_54"><text:s/></text:span><text:span text:style-name="T28_55">troops</text:span><text:span text:style-name="T28_56">.</text:span></text:p>
        </text:list-item>
        <text:list-item>
          <text:p text:style-name="P29"><text:span text:style-name="T29_1">Smoke</text:span><text:span text:style-name="T29_2"><text:s/></text:span><text:span text:style-name="T29_3">Bombs</text:span><text:span text:style-name="T29_4">:<text:s/></text:span><text:span text:style-name="T29_5">Create</text:span><text:span text:style-name="T29_6"><text:s/></text:span><text:span text:style-name="T29_7">a</text:span><text:span text:style-name="T29_8"><text:s/></text:span><text:span text:style-name="T29_9">circular</text:span><text:span text:style-name="T29_10"><text:s/></text:span><text:span text:style-name="T29_11">area</text:span><text:span text:style-name="T29_12"><text:s/></text:span><text:span text:style-name="T29_13">of</text:span><text:span text:style-name="T29_14"><text:s/></text:span><text:span text:style-name="T29_15">smoke</text:span><text:span text:style-name="T29_16"><text:s/></text:span><text:span text:style-name="T29_17">which</text:span><text:span text:style-name="T29_18"><text:s/></text:span><text:span text:style-name="T29_19">diminishes</text:span><text:span text:style-name="T29_20"><text:s/></text:span><text:span text:style-name="T29_21">the</text:span><text:span text:style-name="T29_22"><text:s/></text:span><text:span text:style-name="T29_23">line</text:span><text:span text:style-name="T29_24"><text:s/></text:span><text:span text:style-name="T29_25">of</text:span><text:span text:style-name="T29_26"><text:s/></text:span><text:span text:style-name="T29_27">sight</text:span><text:span text:style-name="T29_28"><text:s/></text:span><text:span text:style-name="T29_29">of</text:span><text:span text:style-name="T29_30"><text:s/></text:span><text:span text:style-name="T29_31">any</text:span><text:span text:style-name="T29_32"><text:s/></text:span><text:span text:style-name="T29_33">hero</text:span><text:span text:style-name="T29_34"><text:s/></text:span><text:span text:style-name="T29_35">or</text:span><text:span text:style-name="T29_36"><text:s/></text:span><text:span text:style-name="T29_37">troop</text:span><text:span text:style-name="T29_38"><text:s/></text:span><text:span text:style-name="T29_39">trying</text:span><text:span text:style-name="T29_40"><text:s/></text:span><text:span text:style-name="T29_41">to</text:span><text:span text:style-name="T29_42"><text:s/></text:span><text:span text:style-name="T29_43">see</text:span><text:span text:style-name="T29_44"><text:s/></text:span><text:span text:style-name="T29_45">into</text:span><text:span text:style-name="T29_46"><text:s/></text:span><text:span text:style-name="T29_47">or</text:span><text:span text:style-name="T29_48"><text:s/></text:span><text:span text:style-name="T29_49">through</text:span><text:span text:style-name="T29_50">.</text:span></text:p>
        </text:list-item>
        <text:list-item>
          <text:p text:style-name="P30"><text:span text:style-name="T30_1">Knives</text:span><text:span text:style-name="T30_2">:<text:s/></text:span><text:span text:style-name="T30_3">Units</text:span><text:span text:style-name="T30_4"><text:s/></text:span><text:span text:style-name="T30_5">able</text:span><text:span text:style-name="T30_6"><text:s/></text:span><text:span text:style-name="T30_7">to</text:span><text:span text:style-name="T30_8"><text:s/></text:span><text:span text:style-name="T30_9">use</text:span><text:span text:style-name="T30_10"><text:s/></text:span><text:span text:style-name="T30_11">knives</text:span><text:span text:style-name="T30_12"><text:s/></text:span><text:span text:style-name="T30_13">can</text:span><text:span text:style-name="T30_14"><text:s/></text:span><text:span text:style-name="T30_15">perform</text:span><text:span text:style-name="T30_16"><text:s/></text:span><text:span text:style-name="T30_17">an</text:span><text:span text:style-name="T30_18"><text:s/></text:span><text:span text:style-name="T30_19">instant</text:span><text:span text:style-name="T30_20"><text:s/></text:span><text:span text:style-name="T30_21">kill</text:span><text:span text:style-name="T30_22"><text:s/></text:span><text:span text:style-name="T30_23">if</text:span><text:span text:style-name="T30_24"><text:s/></text:span><text:span text:style-name="T30_25">they</text:span><text:span text:style-name="T30_26"><text:s/></text:span><text:span text:style-name="T30_27">get</text:span><text:span text:style-name="T30_28"><text:s/></text:span><text:span text:style-name="T30_29">close</text:span><text:span text:style-name="T30_30"><text:s/></text:span><text:span text:style-name="T30_31">enough</text:span><text:span text:style-name="T30_32">.<text:s/></text:span><text:span text:style-name="T30_33">Getting</text:span><text:span text:style-name="T30_34"><text:s/></text:span><text:span text:style-name="T30_35">close</text:span><text:span text:style-name="T30_36"><text:s/></text:span><text:span text:style-name="T30_37">enough</text:span><text:span text:style-name="T30_38"><text:s/></text:span><text:span text:style-name="T30_39">can</text:span><text:span text:style-name="T30_40"><text:s/></text:span><text:span text:style-name="T30_41">range</text:span><text:span text:style-name="T30_42"><text:s/></text:span><text:span text:style-name="T30_43">from</text:span><text:span text:style-name="T30_44"><text:s/></text:span><text:span text:style-name="T30_45">being</text:span><text:span text:style-name="T30_46"><text:s/></text:span><text:span text:style-name="T30_47">risky</text:span><text:span text:style-name="T30_48"><text:s/></text:span><text:span text:style-name="T30_49">to</text:span><text:span text:style-name="T30_50"><text:s/></text:span><text:span text:style-name="T30_51">being</text:span><text:span text:style-name="T30_52"><text:s/></text:span><text:span text:style-name="T30_53">a</text:span><text:span text:style-name="T30_54"><text:s/></text:span><text:span text:style-name="T30_55">suicide</text:span><text:span text:style-name="T30_56"><text:s/></text:span><text:span text:style-name="T30_57">mission</text:span><text:span text:style-name="T30_58"><text:s/></text:span><text:span text:style-name="T30_59">though</text:span><text:span text:style-name="T30_60">.</text:span></text:p>
        </text:list-item>
        <text:list-item>
          <text:p text:style-name="P31"><text:span text:style-name="T31_1">Medkits</text:span><text:span text:style-name="T31_2">:</text:span><text:span text:style-name="T31_3"><text:s/></text:span><text:span text:style-name="T31_4">A</text:span><text:span text:style-name="T31_5"><text:s/></text:span><text:span text:style-name="T31_6">unit</text:span><text:span text:style-name="T31_7"><text:s/></text:span><text:span text:style-name="T31_8">will</text:span><text:span text:style-name="T31_9"><text:s/></text:span><text:span text:style-name="T31_10">be</text:span><text:span text:style-name="T31_11"><text:s/></text:span><text:span text:style-name="T31_12">able</text:span><text:span text:style-name="T31_13"><text:s/></text:span><text:span text:style-name="T31_14">to</text:span><text:span text:style-name="T31_15"><text:s/></text:span><text:span text:style-name="T31_16">heal</text:span><text:span text:style-name="T31_17"><text:s/></text:span><text:span text:style-name="T31_18">itself</text:span><text:span text:style-name="T31_19"><text:s/></text:span><text:span text:style-name="T31_20">back</text:span><text:span text:style-name="T31_21"><text:s/></text:span><text:span text:style-name="T31_22">to</text:span><text:span text:style-name="T31_23"><text:s/></text:span><text:span text:style-name="T31_24">max</text:span><text:span text:style-name="T31_25"><text:s/></text:span><text:span text:style-name="T31_26">HP</text:span><text:span text:style-name="T31_27">.<text:s/></text:span><text:span text:style-name="T31_28">The</text:span><text:span text:style-name="T31_29"><text:s/></text:span><text:span text:style-name="T31_30">keeps</text:span><text:span text:style-name="T31_31"><text:s/></text:span><text:span text:style-name="T31_32">that</text:span><text:span text:style-name="T31_33"><text:s/></text:span><text:span text:style-name="T31_34">generate</text:span><text:span text:style-name="T31_35"><text:s/></text:span><text:span text:style-name="T31_36">this</text:span><text:span text:style-name="T31_37"><text:s/></text:span><text:span text:style-name="T31_38">item</text:span><text:span text:style-name="T31_39"><text:s/></text:span><text:span text:style-name="T31_40">will</text:span><text:span text:style-name="T31_41"><text:s/></text:span><text:span text:style-name="T31_42">generate</text:span><text:span text:style-name="T31_43"><text:s/></text:span><text:span text:style-name="T31_44">it</text:span><text:span text:style-name="T31_45"><text:s/></text:span><text:span text:style-name="T31_46">sparingly</text:span><text:span text:style-name="T31_47">,<text:s/></text:span><text:span text:style-name="T31_48">and</text:span><text:span text:style-name="T31_49"><text:s/></text:span><text:span text:style-name="T31_50">it</text:span><text:span text:style-name="T31_51"><text:s/></text:span><text:span text:style-name="T31_52">will</text:span><text:span text:style-name="T31_53"><text:s/></text:span><text:span text:style-name="T31_54">take</text:span><text:span text:style-name="T31_55"><text:s/></text:span><text:span text:style-name="T31_56">a</text:span><text:span text:style-name="T31_57"><text:s/></text:span><text:span text:style-name="T31_58">few</text:span><text:span text:style-name="T31_59"><text:s/></text:span><text:span text:style-name="T31_60">seconds</text:span><text:span text:style-name="T31_61"><text:s/></text:span><text:span text:style-name="T31_62">to</text:span><text:span text:style-name="T31_63"><text:s/></text:span><text:span text:style-name="T31_64">complete</text:span><text:span text:style-name="T31_65"><text:s/></text:span><text:span text:style-name="T31_66">the</text:span><text:span text:style-name="T31_67"><text:s/></text:span><text:span text:style-name="T31_68">healing</text:span><text:span text:style-name="T31_69"><text:s/></text:span><text:span text:style-name="T31_70">process</text:span><text:span text:style-name="T31_71">.</text:span></text:p>
        </text:list-item>
        <text:list-item>
          <text:p text:style-name="P32"><text:span text:style-name="T32_1">Land</text:span><text:span text:style-name="T32_2"><text:s/></text:span><text:span text:style-name="T32_3">Mines</text:span><text:span text:style-name="T32_4">:<text:s/></text:span><text:span text:style-name="T32_5">Do</text:span><text:span text:style-name="T32_6"><text:s/></text:span><text:span text:style-name="T32_7">these</text:span><text:span text:style-name="T32_8"><text:s/></text:span><text:span text:style-name="T32_9">really</text:span><text:span text:style-name="T32_10"><text:s/></text:span><text:span text:style-name="T32_11">need</text:span><text:span text:style-name="T32_12"><text:s/></text:span><text:span text:style-name="T32_13">an</text:span><text:span text:style-name="T32_14"><text:s/></text:span><text:span text:style-name="T32_15">explanation</text:span><text:span text:style-name="T32_16">?<text:s/></text:span><text:span text:style-name="T32_17">Friendly</text:span><text:span text:style-name="T32_18">-</text:span><text:span text:style-name="T32_19">fire</text:span><text:span text:style-name="T32_20"><text:s/></text:span><text:span text:style-name="T32_21">disabled</text:span><text:span text:style-name="T32_22">.</text:span></text:p>
        </text:list-item>
        <text:list-item>
          <text:p text:style-name="P33"><text:span text:style-name="T33_1">Sandbags</text:span><text:span text:style-name="T33_2">:<text:s/></text:span><text:span text:style-name="T33_3">Units</text:span><text:span text:style-name="T33_4"><text:s/></text:span><text:span text:style-name="T33_5">may</text:span><text:span text:style-name="T33_6"><text:s/></text:span><text:span text:style-name="T33_7">use</text:span><text:span text:style-name="T33_8"><text:s/></text:span><text:span text:style-name="T33_9">these</text:span><text:span text:style-name="T33_10"><text:s/></text:span><text:span text:style-name="T33_11">to</text:span><text:span text:style-name="T33_12"><text:s/></text:span><text:span text:style-name="T33_13">either</text:span><text:span text:style-name="T33_14"><text:s/></text:span><text:span text:style-name="T33_15">fortify</text:span><text:span text:style-name="T33_16"><text:s/></text:span><text:span text:style-name="T33_17">keeps</text:span><text:span text:style-name="T33_18"><text:s/></text:span><text:span text:style-name="T33_19">or</text:span><text:span text:style-name="T33_20"><text:s/></text:span><text:span text:style-name="T33_21">build</text:span><text:span text:style-name="T33_22"><text:s/></text:span><text:span text:style-name="T33_23">a</text:span><text:span text:style-name="T33_24"><text:s/></text:span><text:span text:style-name="T33_25">barricade</text:span><text:span text:style-name="T33_26"><text:s/></text:span><text:span text:style-name="T33_27">anywhere</text:span><text:span text:style-name="T33_28"><text:s/></text:span><text:span text:style-name="T33_29">on</text:span><text:span text:style-name="T33_30"><text:s/></text:span><text:span text:style-name="T33_31">the</text:span><text:span text:style-name="T33_32"><text:s/></text:span><text:span text:style-name="T33_33">map</text:span><text:span text:style-name="T33_34">.</text:span></text:p>
        </text:list-item>
        <text:list-item>
          <text:p text:style-name="P34"><text:span text:style-name="T34_1">Tungsten</text:span><text:span text:style-name="T34_2"><text:s/>(</text:span><text:span text:style-name="T34_3"><text:a xlink:type="simple" xlink:href="http://www.bbc.com/news/magazine-28263683"><text:span text:style-name="T34_4">http</text:span></text:a></text:span><text:span text:style-name="T34_5"><text:a xlink:type="simple" xlink:href="http://www.bbc.com/news/magazine-28263683"><text:span text:style-name="T34_6">://</text:span></text:a></text:span><text:span text:style-name="T34_7"><text:a xlink:type="simple" xlink:href="http://www.bbc.com/news/magazine-28263683"><text:span text:style-name="T34_8">www</text:span></text:a></text:span><text:span text:style-name="T34_9"><text:a xlink:type="simple" xlink:href="http://www.bbc.com/news/magazine-28263683"><text:span text:style-name="T34_10">.</text:span></text:a></text:span><text:span text:style-name="T34_11"><text:a xlink:type="simple" xlink:href="http://www.bbc.com/news/magazine-28263683"><text:span text:style-name="T34_12">bbc</text:span></text:a></text:span><text:span text:style-name="T34_13"><text:a xlink:type="simple" xlink:href="http://www.bbc.com/news/magazine-28263683"><text:span text:style-name="T34_14">.</text:span></text:a></text:span><text:span text:style-name="T34_15"><text:a xlink:type="simple" xlink:href="http://www.bbc.com/news/magazine-28263683"><text:span text:style-name="T34_16">com</text:span></text:a></text:span><text:span text:style-name="T34_17"><text:a xlink:type="simple" xlink:href="http://www.bbc.com/news/magazine-28263683"><text:span text:style-name="T34_18">/</text:span></text:a></text:span><text:span text:style-name="T34_19"><text:a xlink:type="simple" xlink:href="http://www.bbc.com/news/magazine-28263683"><text:span text:style-name="T34_20">news</text:span></text:a></text:span><text:span text:style-name="T34_21"><text:a xlink:type="simple" xlink:href="http://www.bbc.com/news/magazine-28263683"><text:span text:style-name="T34_22">/</text:span></text:a></text:span><text:span text:style-name="T34_23"><text:a xlink:type="simple" xlink:href="http://www.bbc.com/news/magazine-28263683"><text:span text:style-name="T34_24">magazine</text:span></text:a></text:span><text:span text:style-name="T34_25"><text:a xlink:type="simple" xlink:href="http://www.bbc.com/news/magazine-28263683"><text:span text:style-name="T34_26">-28263683</text:span></text:a></text:span><text:span text:style-name="T34_27">):<text:s/></text:span><text:span text:style-name="T34_28">Some</text:span><text:span text:style-name="T34_29"><text:s/></text:span><text:span text:style-name="T34_30">units</text:span><text:span text:style-name="T34_31"><text:s/></text:span><text:span text:style-name="T34_32">will</text:span><text:span text:style-name="T34_33"><text:s/></text:span><text:span text:style-name="T34_34">use</text:span><text:span text:style-name="T34_35"><text:s/></text:span><text:span text:style-name="T34_36">this</text:span><text:span text:style-name="T34_37"><text:s/></text:span><text:span text:style-name="T34_38">to</text:span><text:span text:style-name="T34_39"><text:s/></text:span><text:span text:style-name="T34_40">improve</text:span><text:span text:style-name="T34_41"><text:s/></text:span><text:span text:style-name="T34_42">their</text:span><text:span text:style-name="T34_43"><text:s/></text:span><text:span text:style-name="T34_44">bullets</text:span><text:span text:style-name="T34_45">;<text:s/></text:span><text:span text:style-name="T34_46">others</text:span><text:span text:style-name="T34_47">,<text:s/></text:span><text:span text:style-name="T34_48">their</text:span><text:span text:style-name="T34_49"><text:s/></text:span><text:span text:style-name="T34_50">armor</text:span><text:span text:style-name="T34_51">.<text:s/></text:span><text:span text:style-name="T34_52">Keeps</text:span><text:span text:style-name="T34_53"><text:s/></text:span><text:span text:style-name="T34_54">will</text:span><text:span text:style-name="T34_55"><text:s/></text:span><text:span text:style-name="T34_56">generate</text:span><text:span text:style-name="T34_57"><text:s/></text:span><text:span text:style-name="T34_58">tungsten</text:span><text:span text:style-name="T34_59"><text:s/></text:span><text:span text:style-name="T34_60">extremely</text:span><text:span text:style-name="T34_61"><text:s/></text:span><text:span text:style-name="T34_62">scarcely</text:span><text:span text:style-name="T34_63">,<text:s/></text:span><text:span text:style-name="T34_64">but</text:span><text:span text:style-name="T34_65"><text:s/></text:span><text:span text:style-name="T34_66">it</text:span><text:span text:style-name="T34_67"><text:s/></text:span><text:span text:style-name="T34_68">is</text:span><text:span text:style-name="T34_69"><text:s/></text:span><text:span text:style-name="T34_70">dangerously</text:span><text:span text:style-name="T34_71"><text:s/></text:span><text:span text:style-name="T34_72">powerful</text:span><text:span text:style-name="T34_73">.<text:s/></text:span><text:span text:style-name="T34_74">If</text:span><text:span text:style-name="T34_75"><text:s/></text:span><text:span text:style-name="T34_76">used</text:span><text:span text:style-name="T34_77"><text:s/></text:span><text:span text:style-name="T34_78">in</text:span><text:span text:style-name="T34_79"><text:s/></text:span><text:span text:style-name="T34_80">bullets</text:span><text:span text:style-name="T34_81"><text:s/></text:span><text:span text:style-name="T34_82">it</text:span><text:span text:style-name="T34_83"><text:s/></text:span><text:span text:style-name="T34_84">will</text:span><text:span text:style-name="T34_85"><text:s/></text:span><text:span text:style-name="T34_86">add</text:span><text:span text:style-name="T34_87"><text:s/></text:span><text:span text:style-name="T34_88">armor</text:span><text:span text:style-name="T34_89"><text:s/></text:span><text:span text:style-name="T34_90">piercing</text:span><text:span text:style-name="T34_91"><text:s/>-<text:s/></text:span><text:span text:style-name="T34_92">raising</text:span><text:span text:style-name="T34_93"><text:s/></text:span><text:span text:style-name="T34_94">damage</text:span><text:span text:style-name="T34_95"><text:s/></text:span><text:span text:style-name="T34_96">to</text:span><text:span text:style-name="T34_97"><text:s/></text:span><text:span text:style-name="T34_98">destructive</text:span><text:span text:style-name="T34_99"><text:s/></text:span><text:span text:style-name="T34_100">levels</text:span><text:span text:style-name="T34_101">.<text:s/></text:span><text:span text:style-name="T34_102">If</text:span><text:span text:style-name="T34_103"><text:s/></text:span><text:span text:style-name="T34_104">used</text:span><text:span text:style-name="T34_105"><text:s/></text:span><text:span text:style-name="T34_106">in</text:span><text:span text:style-name="T34_107"><text:s/></text:span><text:span text:style-name="T34_108">armor</text:span><text:span text:style-name="T34_109">,<text:s/></text:span><text:span text:style-name="T34_110">it</text:span><text:span text:style-name="T34_111"><text:s/></text:span><text:span text:style-name="T34_112">will</text:span><text:span text:style-name="T34_113"><text:s/></text:span><text:span text:style-name="T34_114">be</text:span><text:span text:style-name="T34_115"><text:s/></text:span><text:span text:style-name="T34_116">almost</text:span><text:span text:style-name="T34_117"><text:s/></text:span><text:span text:style-name="T34_118">impenetrable</text:span><text:span text:style-name="T34_119">,<text:s/></text:span><text:span text:style-name="T34_120">but</text:span><text:span text:style-name="T34_121"><text:s/></text:span><text:span text:style-name="T34_122">a</text:span><text:span text:style-name="T34_123"><text:s/></text:span><text:span text:style-name="T34_124">knife</text:span><text:span text:style-name="T34_125"><text:s/></text:span><text:span text:style-name="T34_126">to</text:span><text:span text:style-name="T34_127"><text:s/></text:span><text:span text:style-name="T34_128">the</text:span><text:span text:style-name="T34_129"><text:s/></text:span><text:span text:style-name="T34_130">throat</text:span><text:span text:style-name="T34_131"><text:s/></text:span><text:span text:style-name="T34_132">will</text:span><text:span text:style-name="T34_133"><text:s/></text:span><text:span text:style-name="T34_134">still</text:span><text:span text:style-name="T34_135"><text:s/></text:span><text:span text:style-name="T34_136">kill</text:span><text:span text:style-name="T34_137"><text:s/></text:span><text:span text:style-name="T34_138">instantly</text:span><text:span text:style-name="T34_139">.</text:span></text:p>
        </text:list-item>
      </text:list>
      <text:p text:style-name="P35"/>
      <text:p text:style-name="P36"><text:span text:style-name="T36_1">Heroes</text:span></text:p>
      <text:p text:style-name="P37"/>
      <text:list text:style-name="LS4" xml:id="list24">
        <text:list-item>
          <text:p text:style-name="P38"><text:span text:style-name="T38_1">Heroes</text:span><text:span text:style-name="T38_2"><text:s/></text:span><text:span text:style-name="T38_3">are</text:span><text:span text:style-name="T38_4"><text:s/></text:span><text:span text:style-name="T38_5">the</text:span><text:span text:style-name="T38_6"><text:s/></text:span><text:span text:style-name="T38_7">most</text:span><text:span text:style-name="T38_8"><text:s/></text:span><text:span text:style-name="T38_9">powerful</text:span><text:span text:style-name="T38_10"><text:s/></text:span><text:span text:style-name="T38_11">units</text:span><text:span text:style-name="T38_12"><text:s/></text:span><text:span text:style-name="T38_13">and</text:span><text:span text:style-name="T38_14"><text:s/></text:span><text:span text:style-name="T38_15">are</text:span><text:span text:style-name="T38_16"><text:s/></text:span><text:span text:style-name="T38_17">often</text:span><text:span text:style-name="T38_18"><text:s/></text:span><text:span text:style-name="T38_19">story</text:span><text:span text:style-name="T38_20">-</text:span><text:span text:style-name="T38_21">driving</text:span><text:span text:style-name="T38_22"><text:s/></text:span><text:span text:style-name="T38_23">characters</text:span><text:span text:style-name="T38_24">.</text:span></text:p>
        </text:list-item>
        <text:list-item>
          <text:p text:style-name="P39"><text:span text:style-name="T39_1">Heroes</text:span><text:span text:style-name="T39_2"><text:s/></text:span><text:span text:style-name="T39_3">can</text:span><text:span text:style-name="T39_4"><text:s/></text:span><text:span text:style-name="T39_5">be</text:span><text:span text:style-name="T39_6"><text:s/></text:span><text:span text:style-name="T39_7">left</text:span><text:span text:style-name="T39_8"><text:s/></text:span><text:span text:style-name="T39_9">AI</text:span><text:span text:style-name="T39_10"><text:s/></text:span><text:span text:style-name="T39_11">controlled</text:span><text:span text:style-name="T39_12"><text:s/></text:span><text:span text:style-name="T39_13">like</text:span><text:span text:style-name="T39_14"><text:s/></text:span><text:span text:style-name="T39_15">troops</text:span><text:span text:style-name="T39_16">,<text:s/></text:span><text:span text:style-name="T39_17">but</text:span><text:span text:style-name="T39_18"><text:s/></text:span><text:span text:style-name="T39_19">may</text:span><text:span text:style-name="T39_20"><text:s/></text:span><text:span text:style-name="T39_21">also</text:span><text:span text:style-name="T39_22"><text:s/></text:span><text:span text:style-name="T39_23">be</text:span><text:span text:style-name="T39_24"><text:s/></text:span><text:span text:style-name="T39_25">controlled</text:span><text:span text:style-name="T39_26"><text:s/></text:span><text:span text:style-name="T39_27">by</text:span><text:span text:style-name="T39_28"><text:s/></text:span><text:span text:style-name="T39_29">the</text:span><text:span text:style-name="T39_30"><text:s/></text:span><text:span text:style-name="T39_31">player</text:span><text:span text:style-name="T39_32">.<text:s/></text:span><text:span text:style-name="T39_33">The</text:span><text:span text:style-name="T39_34"><text:s/></text:span><text:span text:style-name="T39_35">player</text:span><text:span text:style-name="T39_36"><text:s/></text:span><text:span text:style-name="T39_37">may</text:span><text:span text:style-name="T39_38"><text:s/></text:span><text:span text:style-name="T39_39">control</text:span><text:span text:style-name="T39_40"><text:s/></text:span><text:span text:style-name="T39_41">one</text:span><text:span text:style-name="T39_42"><text:s/></text:span><text:span text:style-name="T39_43">hero</text:span><text:span text:style-name="T39_44"><text:s/></text:span><text:span text:style-name="T39_45">and</text:span><text:span text:style-name="T39_46"><text:s/></text:span><text:span text:style-name="T39_47">switch</text:span><text:span text:style-name="T39_48"><text:s/></text:span><text:span text:style-name="T39_49">at</text:span><text:span text:style-name="T39_50"><text:s/></text:span><text:span text:style-name="T39_51">any</text:span><text:span text:style-name="T39_52"><text:s/></text:span><text:span text:style-name="T39_53">time</text:span><text:span text:style-name="T39_54">,<text:s/></text:span><text:span text:style-name="T39_55">or</text:span><text:span text:style-name="T39_56"><text:s/></text:span><text:span text:style-name="T39_57">may</text:span><text:span text:style-name="T39_58"><text:s/></text:span><text:span text:style-name="T39_59">choose</text:span><text:span text:style-name="T39_60"><text:s/></text:span><text:span text:style-name="T39_61">to</text:span><text:span text:style-name="T39_62"><text:s/></text:span><text:span text:style-name="T39_63">control</text:span><text:span text:style-name="T39_64"><text:s/></text:span><text:span text:style-name="T39_65">none</text:span><text:span text:style-name="T39_66">,<text:s/></text:span><text:span text:style-name="T39_67">leaving</text:span><text:span text:style-name="T39_68"><text:s/></text:span><text:span text:style-name="T39_69">all</text:span><text:span text:style-name="T39_70"><text:s/></text:span><text:span text:style-name="T39_71">heroes</text:span><text:span text:style-name="T39_72"><text:s/></text:span><text:span text:style-name="T39_73">under</text:span><text:span text:style-name="T39_74"><text:s/></text:span><text:span text:style-name="T39_75">AI</text:span><text:span text:style-name="T39_76"><text:s/></text:span><text:span text:style-name="T39_77">control</text:span><text:span text:style-name="T39_78">.</text:span></text:p>
        </text:list-item>
        <text:list-item>
          <text:p text:style-name="P40"><text:span text:style-name="T40_1">No</text:span><text:span text:style-name="T40_2"><text:s/></text:span><text:span text:style-name="T40_3">specific</text:span><text:span text:style-name="T40_4"><text:s/></text:span><text:span text:style-name="T40_5">heroes</text:span><text:span text:style-name="T40_6"><text:s/></text:span><text:span text:style-name="T40_7">have</text:span><text:span text:style-name="T40_8"><text:s/></text:span><text:span text:style-name="T40_9">been</text:span><text:span text:style-name="T40_10"><text:s/></text:span><text:span text:style-name="T40_11">designed</text:span><text:span text:style-name="T40_12"><text:s/></text:span><text:span text:style-name="T40_13">yet</text:span><text:span text:style-name="T40_14">.</text:span></text:p>
        </text:list-item>
      </text:list>
      <text:p text:style-name="P41"/>
      <text:p text:style-name="P42"><text:span text:style-name="T42_1">Troops</text:span></text:p>
      <text:p text:style-name="P43"/>
      <text:list text:style-name="LS5" xml:id="list27">
        <text:list-item>
          <text:p text:style-name="P44"><text:span text:style-name="T44_1">Defined</text:span><text:span text:style-name="T44_2"><text:s/></text:span><text:span text:style-name="T44_3">by</text:span><text:span text:style-name="T44_4"><text:s/></text:span><text:span text:style-name="T44_5">the</text:span><text:span text:style-name="T44_6"><text:s/></text:span><text:span text:style-name="T44_7">weapon</text:span><text:span text:style-name="T44_8"><text:s/></text:span><text:span text:style-name="T44_9">they</text:span><text:span text:style-name="T44_10"><text:s/></text:span><text:span text:style-name="T44_11">use</text:span><text:span text:style-name="T44_12">,<text:s/></text:span><text:span text:style-name="T44_13">troops</text:span><text:span text:style-name="T44_14"><text:s/></text:span><text:span text:style-name="T44_15">appear</text:span><text:span text:style-name="T44_16"><text:s/></text:span><text:span text:style-name="T44_17">in</text:span><text:span text:style-name="T44_18"><text:s/></text:span><text:span text:style-name="T44_19">large</text:span><text:span text:style-name="T44_20"><text:s/></text:span><text:span text:style-name="T44_21">numbers</text:span><text:span text:style-name="T44_22"><text:s/></text:span><text:span text:style-name="T44_23">to</text:span><text:span text:style-name="T44_24"><text:s/></text:span><text:span text:style-name="T44_25">back</text:span><text:span text:style-name="T44_26"><text:s/></text:span><text:span text:style-name="T44_27">up</text:span><text:span text:style-name="T44_28"><text:s/></text:span><text:span text:style-name="T44_29">your</text:span><text:span text:style-name="T44_30"><text:s/></text:span><text:span text:style-name="T44_31">heroes</text:span><text:span text:style-name="T44_32"><text:s/></text:span><text:span text:style-name="T44_33">and</text:span><text:span text:style-name="T44_34"><text:s/></text:span><text:span text:style-name="T44_35">are</text:span><text:span text:style-name="T44_36"><text:s/></text:span><text:span text:style-name="T44_37">critical</text:span><text:span text:style-name="T44_38"><text:s/></text:span><text:span text:style-name="T44_39">for</text:span><text:span text:style-name="T44_40"><text:s/></text:span><text:span text:style-name="T44_41">taking</text:span><text:span text:style-name="T44_42"><text:s/></text:span><text:span text:style-name="T44_43">keeps</text:span><text:span text:style-name="T44_44"><text:s/></text:span><text:span text:style-name="T44_45">from</text:span><text:span text:style-name="T44_46"><text:s/></text:span><text:span text:style-name="T44_47">your</text:span><text:span text:style-name="T44_48"><text:s/></text:span><text:span text:style-name="T44_49">opponent</text:span><text:span text:style-name="T44_50">.<text:s/></text:span><text:span text:style-name="T44_51">The</text:span><text:span text:style-name="T44_52"><text:s/></text:span><text:span text:style-name="T44_53">AI</text:span><text:span text:style-name="T44_54"><text:s/></text:span><text:span text:style-name="T44_55">of</text:span><text:span text:style-name="T44_56"><text:s/></text:span><text:span text:style-name="T44_57">each</text:span><text:span text:style-name="T44_58"><text:s/></text:span><text:span text:style-name="T44_59">troop</text:span><text:span text:style-name="T44_60"><text:s/></text:span><text:span text:style-name="T44_61">will</text:span><text:span text:style-name="T44_62"><text:s/></text:span><text:span text:style-name="T44_63">be</text:span><text:span text:style-name="T44_64"><text:s/></text:span><text:span text:style-name="T44_65">customizable</text:span><text:span text:style-name="T44_66"><text:s/></text:span><text:span text:style-name="T44_67">to</text:span><text:span text:style-name="T44_68"><text:s/></text:span><text:span text:style-name="T44_69">some</text:span><text:span text:style-name="T44_70"><text:s/></text:span><text:span text:style-name="T44_71">degree</text:span><text:span text:style-name="T44_72"><text:s/></text:span><text:span text:style-name="T44_73">outside</text:span><text:span text:style-name="T44_74"><text:s/></text:span><text:span text:style-name="T44_75">of</text:span><text:span text:style-name="T44_76"><text:s/></text:span><text:span text:style-name="T44_77">battle</text:span><text:span text:style-name="T44_78">.<text:s/></text:span><text:span text:style-name="T44_79">This</text:span><text:span text:style-name="T44_80"><text:s/></text:span><text:span text:style-name="T44_81">allows</text:span><text:span text:style-name="T44_82"><text:s/></text:span><text:span text:style-name="T44_83">for</text:span><text:span text:style-name="T44_84"><text:s/></text:span><text:span text:style-name="T44_85">preparation</text:span><text:span text:style-name="T44_86"><text:s/></text:span><text:span text:style-name="T44_87">efforts</text:span><text:span text:style-name="T44_88"><text:s/></text:span><text:span text:style-name="T44_89">which</text:span><text:span text:style-name="T44_90"><text:s/></text:span><text:span text:style-name="T44_91">can</text:span><text:span text:style-name="T44_92"><text:s/></text:span><text:span text:style-name="T44_93">help</text:span><text:span text:style-name="T44_94"><text:s/></text:span><text:span text:style-name="T44_95">win</text:span><text:span text:style-name="T44_96"><text:s/></text:span><text:span text:style-name="T44_97">those</text:span><text:span text:style-name="T44_98"><text:s/></text:span><text:span text:style-name="T44_99">particularly</text:span><text:span text:style-name="T44_100"><text:s/></text:span><text:span text:style-name="T44_101">tough</text:span><text:span text:style-name="T44_102"><text:s/></text:span><text:span text:style-name="T44_103">encounters</text:span><text:span text:style-name="T44_104">.</text:span></text:p>
        </text:list-item>
      </text:list>
      <text:list text:style-name="LS6" xml:id="list28">
        <text:list-item>
          <text:p text:style-name="P45"><text:span text:style-name="T45_1">Rifle</text:span><text:span text:style-name="T45_2">:<text:s/></text:span><text:span text:style-name="T45_3">The</text:span><text:span text:style-name="T45_4"><text:s/></text:span><text:span text:style-name="T45_5">most</text:span><text:span text:style-name="T45_6"><text:s/></text:span><text:span text:style-name="T45_7">well</text:span><text:span text:style-name="T45_8">-</text:span><text:span text:style-name="T45_9">rounded</text:span><text:span text:style-name="T45_10"><text:s/></text:span><text:span text:style-name="T45_11">troop</text:span><text:span text:style-name="T45_12">;<text:s/></text:span><text:span text:style-name="T45_13">no</text:span><text:span text:style-name="T45_14"><text:s/></text:span><text:span text:style-name="T45_15">outstanding</text:span><text:span text:style-name="T45_16"><text:s/></text:span><text:span text:style-name="T45_17">strengths</text:span><text:span text:style-name="T45_18">,<text:s/></text:span><text:span text:style-name="T45_19">but</text:span><text:span text:style-name="T45_20"><text:s/></text:span><text:span text:style-name="T45_21">also</text:span><text:span text:style-name="T45_22"><text:s/></text:span><text:span text:style-name="T45_23">no</text:span><text:span text:style-name="T45_24"><text:s/></text:span><text:span text:style-name="T45_25">significant</text:span><text:span text:style-name="T45_26"><text:s/></text:span><text:span text:style-name="T45_27">weakness</text:span><text:span text:style-name="T45_28">.<text:s/></text:span><text:span text:style-name="T45_29">Uses</text:span><text:span text:style-name="T45_30"><text:s/></text:span><text:span text:style-name="T45_31">a</text:span><text:span text:style-name="T45_32"><text:s/></text:span><text:span text:style-name="T45_33">wide</text:span><text:span text:style-name="T45_34"><text:s/></text:span><text:span text:style-name="T45_35">variety</text:span><text:span text:style-name="T45_36"><text:s/></text:span><text:span text:style-name="T45_37">of</text:span><text:span text:style-name="T45_38"><text:s/></text:span><text:span text:style-name="T45_39">items</text:span><text:span text:style-name="T45_40"><text:s/></text:span><text:span text:style-name="T45_41">so</text:span><text:span text:style-name="T45_42"><text:s/></text:span><text:span text:style-name="T45_43">it</text:span><text:span text:style-name="T45_44"><text:s/></text:span><text:span text:style-name="T45_45">can</text:span><text:span text:style-name="T45_46"><text:s/></text:span><text:span text:style-name="T45_47">be</text:span><text:span text:style-name="T45_48"><text:s/></text:span><text:span text:style-name="T45_49">useful</text:span><text:span text:style-name="T45_50"><text:s/></text:span><text:span text:style-name="T45_51">as</text:span><text:span text:style-name="T45_52"><text:s/></text:span><text:span text:style-name="T45_53">many</text:span><text:span text:style-name="T45_54"><text:s/></text:span><text:span text:style-name="T45_55">circumstances</text:span><text:span text:style-name="T45_56"><text:s/></text:span><text:span text:style-name="T45_57">as</text:span><text:span text:style-name="T45_58"><text:s/></text:span><text:span text:style-name="T45_59">possible</text:span><text:span text:style-name="T45_60">.<text:s/></text:span><text:span text:style-name="T45_61">Can</text:span><text:span text:style-name="T45_62"><text:s/></text:span><text:span text:style-name="T45_63">Use</text:span><text:span text:style-name="T45_64">:<text:s/></text:span><text:span text:style-name="T45_65">Grenades</text:span><text:span text:style-name="T45_66">,<text:s/></text:span><text:span text:style-name="T45_67">Smoke</text:span><text:span text:style-name="T45_68"><text:s/></text:span><text:span text:style-name="T45_69">Bombs</text:span><text:span text:style-name="T45_70">,<text:s/></text:span><text:span text:style-name="T45_71">Land</text:span><text:span text:style-name="T45_72"><text:s/></text:span><text:span text:style-name="T45_73">Mines</text:span><text:span text:style-name="T45_74">,<text:s/></text:span><text:span text:style-name="T45_75">Sandbags</text:span></text:p>
        </text:list-item>
        <text:list-item>
          <text:p text:style-name="P46"><text:span text:style-name="T46_1">Machine</text:span><text:span text:style-name="T46_2"><text:s/></text:span><text:span text:style-name="T46_3">Gun</text:span><text:span text:style-name="T46_4">:<text:s/></text:span><text:span text:style-name="T46_5">Compared</text:span><text:span text:style-name="T46_6"><text:s/></text:span><text:span text:style-name="T46_7">to</text:span><text:span text:style-name="T46_8"><text:s/></text:span><text:span text:style-name="T46_9">the</text:span><text:span text:style-name="T46_10"><text:s/></text:span><text:span text:style-name="T46_11">Rifle</text:span><text:span text:style-name="T46_12">,<text:s/></text:span><text:span text:style-name="T46_13">Machine</text:span><text:span text:style-name="T46_14"><text:s/></text:span><text:span text:style-name="T46_15">Guns</text:span><text:span text:style-name="T46_16"><text:s/></text:span><text:span text:style-name="T46_17">have</text:span><text:span text:style-name="T46_18"><text:s/></text:span><text:span text:style-name="T46_19">enough</text:span><text:span text:style-name="T46_20"><text:s/></text:span><text:span text:style-name="T46_21">health</text:span><text:span text:style-name="T46_22"><text:s/></text:span><text:span text:style-name="T46_23">to</text:span><text:span text:style-name="T46_24"><text:s/></text:span><text:span text:style-name="T46_25">survive</text:span><text:span text:style-name="T46_26"><text:s/></text:span><text:span text:style-name="T46_27">close</text:span><text:span text:style-name="T46_28">-</text:span><text:span text:style-name="T46_29">range</text:span><text:span text:style-name="T46_30"><text:s/></text:span><text:span text:style-name="T46_31">encounters</text:span><text:span text:style-name="T46_32"><text:s/></text:span><text:span text:style-name="T46_33">and</text:span><text:span text:style-name="T46_34"><text:s/></text:span><text:span text:style-name="T46_35">use</text:span><text:span text:style-name="T46_36"><text:s/></text:span><text:span text:style-name="T46_37">their</text:span><text:span text:style-name="T46_38"><text:s/></text:span><text:span text:style-name="T46_39">weapons</text:span><text:span text:style-name="T46_40"><text:s/></text:span><text:span text:style-name="T46_41">to</text:span><text:span text:style-name="T46_42"><text:s/></text:span><text:span text:style-name="T46_43">spray</text:span><text:span text:style-name="T46_44"><text:s/></text:span><text:span text:style-name="T46_45">weak</text:span><text:span text:style-name="T46_46">,<text:s/></text:span><text:span text:style-name="T46_47">short</text:span><text:span text:style-name="T46_48">-</text:span><text:span text:style-name="T46_49">range</text:span><text:span text:style-name="T46_50">,<text:s/></text:span><text:span text:style-name="T46_51">but</text:span><text:span text:style-name="T46_52"><text:s/></text:span><text:span text:style-name="T46_53">high</text:span><text:span text:style-name="T46_54"><text:s/></text:span><text:span text:style-name="T46_55">fire</text:span><text:span text:style-name="T46_56">-</text:span><text:span text:style-name="T46_57">rate</text:span><text:span text:style-name="T46_58"><text:s/></text:span><text:span text:style-name="T46_59">bullets</text:span><text:span text:style-name="T46_60"><text:s/></text:span><text:span text:style-name="T46_61">into</text:span><text:span text:style-name="T46_62"><text:s/></text:span><text:span text:style-name="T46_63">clusters</text:span><text:span text:style-name="T46_64"><text:s/></text:span><text:span text:style-name="T46_65">of</text:span><text:span text:style-name="T46_66"><text:s/></text:span><text:span text:style-name="T46_67">enemies</text:span><text:span text:style-name="T46_68">.<text:s/></text:span><text:span text:style-name="T46_69">Can</text:span><text:span text:style-name="T46_70"><text:s/></text:span><text:span text:style-name="T46_71">Use</text:span><text:span text:style-name="T46_72">:<text:s/></text:span><text:span text:style-name="T46_73">Medkits</text:span><text:span text:style-name="T46_74">,<text:s/></text:span><text:span text:style-name="T46_75">Tungsten</text:span><text:span text:style-name="T46_76"><text:s/>(</text:span><text:span text:style-name="T46_77">Armor</text:span><text:span text:style-name="T46_78"><text:s/></text:span><text:span text:style-name="T46_79">Version</text:span><text:span text:style-name="T46_80">)</text:span></text:p>
        </text:list-item>
        <text:list-item>
          <text:p text:style-name="P47"><text:span text:style-name="T47_1">Pistol</text:span><text:span text:style-name="T47_2">:<text:s/></text:span><text:span text:style-name="T47_3">This</text:span><text:span text:style-name="T47_4"><text:s/></text:span><text:span text:style-name="T47_5">unit</text:span><text:span text:style-name="T47_6"><text:s/></text:span><text:span text:style-name="T47_7">has</text:span><text:span text:style-name="T47_8"><text:s/></text:span><text:span text:style-name="T47_9">the</text:span><text:span text:style-name="T47_10"><text:s/></text:span><text:span text:style-name="T47_11">most</text:span><text:span text:style-name="T47_12"><text:s/></text:span><text:span text:style-name="T47_13">powerful</text:span><text:span text:style-name="T47_14"><text:s/></text:span><text:span text:style-name="T47_15">single</text:span><text:span text:style-name="T47_16"><text:s/></text:span><text:span text:style-name="T47_17">shot</text:span><text:span text:style-name="T47_18"><text:s/></text:span><text:span text:style-name="T47_19">of</text:span><text:span text:style-name="T47_20"><text:s/></text:span><text:span text:style-name="T47_21">all</text:span><text:span text:style-name="T47_22"><text:s/></text:span><text:span text:style-name="T47_23">troops</text:span><text:span text:style-name="T47_24">,<text:s/></text:span><text:span text:style-name="T47_25">but</text:span><text:span text:style-name="T47_26"><text:s/></text:span><text:span text:style-name="T47_27">it</text:span><text:span text:style-name="T47_28"><text:s/></text:span><text:span text:style-name="T47_29">decreases</text:span><text:span text:style-name="T47_30"><text:s/></text:span><text:span text:style-name="T47_31">drastically</text:span><text:span text:style-name="T47_32"><text:s/></text:span><text:span text:style-name="T47_33">with</text:span><text:span text:style-name="T47_34"><text:s/></text:span><text:span text:style-name="T47_35">range</text:span><text:span text:style-name="T47_36">.<text:s/></text:span><text:span text:style-name="T47_37">It</text:span><text:span text:style-name="T47_38">’</text:span><text:span text:style-name="T47_39">s</text:span><text:span text:style-name="T47_40"><text:s/></text:span><text:span text:style-name="T47_41">fire</text:span><text:span text:style-name="T47_42">-</text:span><text:span text:style-name="T47_43">rate</text:span><text:span text:style-name="T47_44"><text:s/></text:span><text:span text:style-name="T47_45">is</text:span><text:span text:style-name="T47_46"><text:s/></text:span><text:span text:style-name="T47_47">also</text:span><text:span text:style-name="T47_48"><text:s/></text:span><text:span text:style-name="T47_49">not</text:span><text:span text:style-name="T47_50"><text:s/></text:span><text:span text:style-name="T47_51">as</text:span><text:span text:style-name="T47_52"><text:s/></text:span><text:span text:style-name="T47_53">fast</text:span><text:span text:style-name="T47_54"><text:s/></text:span><text:span text:style-name="T47_55">as</text:span><text:span text:style-name="T47_56"><text:s/></text:span><text:span text:style-name="T47_57">the</text:span><text:span text:style-name="T47_58"><text:s/></text:span><text:span text:style-name="T47_59">Rifle</text:span><text:span text:style-name="T47_60">’</text:span><text:span text:style-name="T47_61">s</text:span><text:span text:style-name="T47_62">.<text:s/></text:span><text:span text:style-name="T47_63">At</text:span><text:span text:style-name="T47_64"><text:s/></text:span><text:span text:style-name="T47_65">close</text:span><text:span text:style-name="T47_66"><text:s/></text:span><text:span text:style-name="T47_67">range</text:span><text:span text:style-name="T47_68">,<text:s/></text:span><text:span text:style-name="T47_69">this</text:span><text:span text:style-name="T47_70"><text:s/></text:span><text:span text:style-name="T47_71">troop</text:span><text:span text:style-name="T47_72"><text:s/></text:span><text:span text:style-name="T47_73">will</text:span><text:span text:style-name="T47_74"><text:s/></text:span><text:span text:style-name="T47_75">overpower</text:span><text:span text:style-name="T47_76"><text:s/></text:span><text:span text:style-name="T47_77">all</text:span><text:span text:style-name="T47_78"><text:s/></text:span><text:span text:style-name="T47_79">the</text:span><text:span text:style-name="T47_80"><text:s/></text:span><text:span text:style-name="T47_81">others</text:span><text:span text:style-name="T47_82">,<text:s/></text:span><text:span text:style-name="T47_83">but</text:span><text:span text:style-name="T47_84"><text:s/></text:span><text:span text:style-name="T47_85">be</text:span><text:span text:style-name="T47_86"><text:s/></text:span><text:span text:style-name="T47_87">careful</text:span><text:span text:style-name="T47_88"><text:s/></text:span><text:span text:style-name="T47_89">it</text:span><text:span text:style-name="T47_90"><text:s/></text:span><text:span text:style-name="T47_91">doesn</text:span><text:span text:style-name="T47_92">’</text:span><text:span text:style-name="T47_93">t</text:span><text:span text:style-name="T47_94"><text:s/></text:span><text:span text:style-name="T47_95">get</text:span><text:span text:style-name="T47_96"><text:s/></text:span><text:span text:style-name="T47_97">swarmed</text:span><text:span text:style-name="T47_98">.<text:s/></text:span><text:span text:style-name="T47_99">Can</text:span><text:span text:style-name="T47_100"><text:s/></text:span><text:span text:style-name="T47_101">Use</text:span><text:span text:style-name="T47_102">:<text:s/></text:span><text:span text:style-name="T47_103">Smoke</text:span><text:span text:style-name="T47_104"><text:s/></text:span><text:span text:style-name="T47_105">Bombs</text:span><text:span text:style-name="T47_106">,<text:s/></text:span><text:span text:style-name="T47_107">Knives</text:span><text:span text:style-name="T47_108">,<text:s/></text:span><text:span text:style-name="T47_109">Tungsten</text:span><text:span text:style-name="T47_110"><text:s/>(</text:span><text:span text:style-name="T47_111">Bullet</text:span><text:span text:style-name="T47_112"><text:s/></text:span><text:span text:style-name="T47_113">Version</text:span><text:span text:style-name="T47_114">)</text:span></text:p>
        </text:list-item>
        <text:list-item>
          <text:p text:style-name="P48"><text:span text:style-name="T48_1">Sniper</text:span><text:span text:style-name="T48_2">:<text:s/></text:span><text:span text:style-name="T48_3">A</text:span><text:span text:style-name="T48_4"><text:s/></text:span><text:span text:style-name="T48_5">stealth</text:span><text:span text:style-name="T48_6"><text:s/></text:span><text:span text:style-name="T48_7">unit</text:span><text:span text:style-name="T48_8"><text:s/></text:span><text:span text:style-name="T48_9">with</text:span><text:span text:style-name="T48_10"><text:s/></text:span><text:span text:style-name="T48_11">great</text:span><text:span text:style-name="T48_12"><text:s/></text:span><text:span text:style-name="T48_13">power</text:span><text:span text:style-name="T48_14"><text:s/></text:span><text:span text:style-name="T48_15">at</text:span><text:span text:style-name="T48_16"><text:s/></text:span><text:span text:style-name="T48_17">long</text:span><text:span text:style-name="T48_18"><text:s/></text:span><text:span text:style-name="T48_19">range</text:span><text:span text:style-name="T48_20">,<text:s/></text:span><text:span text:style-name="T48_21">but</text:span><text:span text:style-name="T48_22"><text:s/></text:span><text:span text:style-name="T48_23">a</text:span><text:span text:style-name="T48_24"><text:s/></text:span><text:span text:style-name="T48_25">slow</text:span><text:span text:style-name="T48_26"><text:s/></text:span><text:span text:style-name="T48_27">rate</text:span><text:span text:style-name="T48_28"><text:s/></text:span><text:span text:style-name="T48_29">of</text:span><text:span text:style-name="T48_30"><text:s/></text:span><text:span text:style-name="T48_31">fire</text:span><text:span text:style-name="T48_32">.<text:s/></text:span><text:span text:style-name="T48_33">It</text:span><text:span text:style-name="T48_34"><text:s/></text:span><text:span text:style-name="T48_35">moves</text:span><text:span text:style-name="T48_36"><text:s/></text:span><text:span text:style-name="T48_37">slowly</text:span><text:span text:style-name="T48_38"><text:s/></text:span><text:span text:style-name="T48_39">to</text:span><text:span text:style-name="T48_40"><text:s/></text:span><text:span text:style-name="T48_41">remain</text:span><text:span text:style-name="T48_42"><text:s/></text:span><text:span text:style-name="T48_43">invisible</text:span><text:span text:style-name="T48_44"><text:s/></text:span><text:span text:style-name="T48_45">to</text:span><text:span text:style-name="T48_46"><text:s/></text:span><text:span text:style-name="T48_47">enemy</text:span><text:span text:style-name="T48_48"><text:s/></text:span><text:span text:style-name="T48_49">units</text:span><text:span text:style-name="T48_50">,<text:s/></text:span><text:span text:style-name="T48_51">but</text:span><text:span text:style-name="T48_52"><text:s/></text:span><text:span text:style-name="T48_53">appears</text:span><text:span text:style-name="T48_54"><text:s/></text:span><text:span text:style-name="T48_55">for</text:span><text:span text:style-name="T48_56"><text:s/></text:span><text:span text:style-name="T48_57">a</text:span><text:span text:style-name="T48_58"><text:s/></text:span><text:span text:style-name="T48_59">short</text:span><text:span text:style-name="T48_60"><text:s/></text:span><text:span text:style-name="T48_61">time</text:span><text:span text:style-name="T48_62"><text:s/></text:span><text:span text:style-name="T48_63">when</text:span><text:span text:style-name="T48_64"><text:s/></text:span><text:span text:style-name="T48_65">it</text:span><text:span text:style-name="T48_66"><text:s/></text:span><text:span text:style-name="T48_67">fires</text:span><text:span text:style-name="T48_68">.<text:s/></text:span><text:span text:style-name="T48_69">It</text:span><text:span text:style-name="T48_70"><text:s/></text:span><text:span text:style-name="T48_71">uses</text:span><text:span text:style-name="T48_72"><text:s/></text:span><text:span text:style-name="T48_73">its</text:span><text:span text:style-name="T48_74"><text:s/></text:span><text:span text:style-name="T48_75">items</text:span><text:span text:style-name="T48_76"><text:s/></text:span><text:span text:style-name="T48_77">to</text:span><text:span text:style-name="T48_78"><text:s/></text:span><text:span text:style-name="T48_79">protect</text:span><text:span text:style-name="T48_80"><text:s/></text:span><text:span text:style-name="T48_81">itself</text:span><text:span text:style-name="T48_82">.<text:s/></text:span><text:span text:style-name="T48_83">Can</text:span><text:span text:style-name="T48_84"><text:s/></text:span><text:span text:style-name="T48_85">Use</text:span><text:span text:style-name="T48_86">:<text:s/></text:span><text:span text:style-name="T48_87">Smoke</text:span><text:span text:style-name="T48_88"><text:s/></text:span><text:span text:style-name="T48_89">Bombs</text:span><text:span text:style-name="T48_90">,<text:s/></text:span><text:span text:style-name="T48_91">Knives</text:span><text:span text:style-name="T48_92">,<text:s/></text:span><text:span text:style-name="T48_93">Land</text:span><text:span text:style-name="T48_94"><text:s/></text:span><text:span text:style-name="T48_95">Mines</text:span><text:span text:style-name="T48_96">,<text:s/></text:span><text:span text:style-name="T48_97">Sandbags</text:span></text:p>
        </text:list-item>
        <text:list-item>
          <text:p text:style-name="P49"><text:span text:style-name="T49_1">Mini</text:span><text:span text:style-name="T49_2">-</text:span><text:span text:style-name="T49_3">Mortar</text:span><text:span text:style-name="T49_4">:<text:s/></text:span><text:span text:style-name="T49_5">A</text:span><text:span text:style-name="T49_6"><text:s/></text:span><text:span text:style-name="T49_7">unit</text:span><text:span text:style-name="T49_8"><text:s/></text:span><text:span text:style-name="T49_9">using</text:span><text:span text:style-name="T49_10"><text:s/></text:span><text:span text:style-name="T49_11">a</text:span><text:span text:style-name="T49_12"><text:s/></text:span><text:span text:style-name="T49_13">mortar</text:span><text:span text:style-name="T49_14"><text:s/></text:span><text:span text:style-name="T49_15">to</text:span><text:span text:style-name="T49_16"><text:s/></text:span><text:span text:style-name="T49_17">cause</text:span><text:span text:style-name="T49_18"><text:s/></text:span><text:span text:style-name="T49_19">great</text:span><text:span text:style-name="T49_20"><text:s/></text:span><text:span text:style-name="T49_21">splash</text:span><text:span text:style-name="T49_22"><text:s/></text:span><text:span text:style-name="T49_23">damage</text:span><text:span text:style-name="T49_24"><text:s/></text:span><text:span text:style-name="T49_25">from</text:span><text:span text:style-name="T49_26"><text:s/></text:span><text:span text:style-name="T49_27">a</text:span><text:span text:style-name="T49_28"><text:s/></text:span><text:span text:style-name="T49_29">distance</text:span><text:span text:style-name="T49_30">.<text:s/></text:span><text:span text:style-name="T49_31">Can</text:span><text:span text:style-name="T49_32"><text:s/></text:span><text:span text:style-name="T49_33">Use</text:span><text:span text:style-name="T49_34">:<text:s/></text:span><text:span text:style-name="T49_35">Medkits</text:span><text:span text:style-name="T49_36">,<text:s/></text:span><text:span text:style-name="T49_37">Land</text:span><text:span text:style-name="T49_38"><text:s/></text:span><text:span text:style-name="T49_39">Mines</text:span><text:span text:style-name="T49_40">,<text:s/></text:span><text:span text:style-name="T49_41">Sandbags</text:span></text:p>
        </text:list-item>
        <text:list-item>
          <text:p text:style-name="P50"><text:span text:style-name="T50_1">Shield</text:span><text:span text:style-name="T50_2">:<text:s/></text:span><text:span text:style-name="T50_3">A</text:span><text:span text:style-name="T50_4"><text:s/></text:span><text:span text:style-name="T50_5">unit</text:span><text:span text:style-name="T50_6"><text:s/></text:span><text:span text:style-name="T50_7">which</text:span><text:span text:style-name="T50_8"><text:s/></text:span><text:span text:style-name="T50_9">walks</text:span><text:span text:style-name="T50_10"><text:s/></text:span><text:span text:style-name="T50_11">with</text:span><text:span text:style-name="T50_12"><text:s/></text:span><text:span text:style-name="T50_13">a</text:span><text:span text:style-name="T50_14"><text:s/></text:span><text:span text:style-name="T50_15">towering</text:span><text:span text:style-name="T50_16"><text:s/></text:span><text:span text:style-name="T50_17">shield</text:span><text:span text:style-name="T50_18"><text:s/></text:span><text:span text:style-name="T50_19">covering</text:span><text:span text:style-name="T50_20"><text:s/></text:span><text:span text:style-name="T50_21">it</text:span><text:span text:style-name="T50_22"><text:s/></text:span><text:span text:style-name="T50_23">at</text:span><text:span text:style-name="T50_24"><text:s/></text:span><text:span text:style-name="T50_25">all</text:span><text:span text:style-name="T50_26"><text:s/></text:span><text:span text:style-name="T50_27">times</text:span><text:span text:style-name="T50_28">.<text:s/></text:span><text:span text:style-name="T50_29">This</text:span><text:span text:style-name="T50_30"><text:s/></text:span><text:span text:style-name="T50_31">unit</text:span><text:span text:style-name="T50_32"><text:s/></text:span><text:span text:style-name="T50_33">will</text:span><text:span text:style-name="T50_34"><text:s/></text:span><text:span text:style-name="T50_35">stay</text:span><text:span text:style-name="T50_36"><text:s/></text:span><text:span text:style-name="T50_37">in</text:span><text:span text:style-name="T50_38"><text:s/></text:span><text:span text:style-name="T50_39">front</text:span><text:span text:style-name="T50_40"><text:s/></text:span><text:span text:style-name="T50_41">of</text:span><text:span text:style-name="T50_42"><text:s/></text:span><text:span text:style-name="T50_43">others</text:span><text:span text:style-name="T50_44"><text:s/></text:span><text:span text:style-name="T50_45">to</text:span><text:span text:style-name="T50_46"><text:s/></text:span><text:span text:style-name="T50_47">absorb</text:span><text:span text:style-name="T50_48"><text:s/></text:span><text:span text:style-name="T50_49">damage</text:span><text:span text:style-name="T50_50"><text:s/></text:span><text:span text:style-name="T50_51">for</text:span><text:span text:style-name="T50_52"><text:s/></text:span><text:span text:style-name="T50_53">them</text:span><text:span text:style-name="T50_54"><text:s/></text:span><text:span text:style-name="T50_55">while</text:span><text:span text:style-name="T50_56"><text:s/></text:span><text:span text:style-name="T50_57">firing</text:span><text:span text:style-name="T50_58"><text:s/></text:span><text:span text:style-name="T50_59">back</text:span><text:span text:style-name="T50_60"><text:s/></text:span><text:span text:style-name="T50_61">at</text:span><text:span text:style-name="T50_62"><text:s/></text:span><text:span text:style-name="T50_63">times</text:span><text:span text:style-name="T50_64"><text:s/></text:span><text:span text:style-name="T50_65">with</text:span><text:span text:style-name="T50_66"><text:s/></text:span><text:span text:style-name="T50_67">a</text:span><text:span text:style-name="T50_68"><text:s/></text:span><text:span text:style-name="T50_69">weaker</text:span><text:span text:style-name="T50_70"><text:s/></text:span><text:span text:style-name="T50_71">version</text:span><text:span text:style-name="T50_72"><text:s/></text:span><text:span text:style-name="T50_73">of</text:span><text:span text:style-name="T50_74"><text:s/></text:span><text:span text:style-name="T50_75">the</text:span><text:span text:style-name="T50_76"><text:s/></text:span><text:span text:style-name="T50_77">Pistol</text:span><text:span text:style-name="T50_78">.<text:s/></text:span><text:span text:style-name="T50_79">The</text:span><text:span text:style-name="T50_80"><text:s/></text:span><text:span text:style-name="T50_81">shield</text:span><text:span text:style-name="T50_82"><text:s/></text:span><text:span text:style-name="T50_83">only</text:span><text:span text:style-name="T50_84"><text:s/></text:span><text:span text:style-name="T50_85">covers</text:span><text:span text:style-name="T50_86"><text:s/></text:span><text:span text:style-name="T50_87">the</text:span><text:span text:style-name="T50_88"><text:s/></text:span><text:span text:style-name="T50_89">front</text:span><text:span text:style-name="T50_90">,<text:s/></text:span><text:span text:style-name="T50_91">so</text:span><text:span text:style-name="T50_92"><text:s/></text:span><text:span text:style-name="T50_93">back</text:span><text:span text:style-name="T50_94"><text:s/></text:span><text:span text:style-name="T50_95">attacks</text:span><text:span text:style-name="T50_96"><text:s/></text:span><text:span text:style-name="T50_97">are</text:span><text:span text:style-name="T50_98"><text:s/></text:span><text:span text:style-name="T50_99">lethal</text:span><text:span text:style-name="T50_100"><text:s/></text:span><text:span text:style-name="T50_101">to</text:span><text:span text:style-name="T50_102"><text:s/></text:span><text:span text:style-name="T50_103">this</text:span><text:span text:style-name="T50_104"><text:s/></text:span><text:span text:style-name="T50_105">unit</text:span><text:span text:style-name="T50_106">.<text:s/></text:span><text:span text:style-name="T50_107">Can</text:span><text:span text:style-name="T50_108"><text:s/></text:span><text:span text:style-name="T50_109">Use</text:span><text:span text:style-name="T50_110">:<text:s/></text:span><text:span text:style-name="T50_111">Grenades</text:span><text:span text:style-name="T50_112">,<text:s/></text:span><text:span text:style-name="T50_113">Medki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